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number-columns-repeated="15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86991848" calcext:value-type="float">
            <text:p>2629.8699184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.56533764" calcext:value-type="float">
            <text:p>658.56533764</text:p>
          </table:table-cell>
          <table:table-cell office:value-type="float" office:value="658.56587504" calcext:value-type="float">
            <text:p>658.56587504</text:p>
          </table:table-cell>
          <table:table-cell office:value-type="float" office:value="660.05351457" calcext:value-type="float">
            <text:p>660.05351457</text:p>
          </table:table-cell>
          <table:table-cell office:value-type="float" office:value="660.05326912" calcext:value-type="float">
            <text:p>660.0532691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.16613956" calcext:value-type="float">
            <text:p>330.16613956</text:p>
          </table:table-cell>
          <table:table-cell office:value-type="float" office:value="330.16687598" calcext:value-type="float">
            <text:p>330.16687598</text:p>
          </table:table-cell>
          <table:table-cell office:value-type="float" office:value="330.16672844" calcext:value-type="float">
            <text:p>330.16672844</text:p>
          </table:table-cell>
          <table:table-cell office:value-type="float" office:value="330.18800597" calcext:value-type="float">
            <text:p>330.18800597</text:p>
          </table:table-cell>
          <table:table-cell office:value-type="float" office:value="330.18832848" calcext:value-type="float">
            <text:p>330.18832848</text:p>
          </table:table-cell>
          <table:table-cell office:value-type="float" office:value="330.19721268" calcext:value-type="float">
            <text:p>330.19721268</text:p>
          </table:table-cell>
          <table:table-cell office:value-type="float" office:value="330.19712219" calcext:value-type="float">
            <text:p>330.19712219</text:p>
          </table:table-cell>
          <table:table-cell office:value-type="float" office:value="330.19716695" calcext:value-type="float">
            <text:p>330.1971669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35959717" calcext:value-type="float">
            <text:p>220.35959717</text:p>
          </table:table-cell>
          <table:table-cell office:value-type="float" office:value="220.36016348" calcext:value-type="float">
            <text:p>220.36016348</text:p>
          </table:table-cell>
          <table:table-cell office:value-type="float" office:value="220.36015385" calcext:value-type="float">
            <text:p>220.36015385</text:p>
          </table:table-cell>
          <table:table-cell office:value-type="float" office:value="220.36016225" calcext:value-type="float">
            <text:p>220.36016225</text:p>
          </table:table-cell>
          <table:table-cell office:value-type="float" office:value="220.36025978" calcext:value-type="float">
            <text:p>220.36025978</text:p>
          </table:table-cell>
          <table:table-cell office:value-type="float" office:value="220.3603305" calcext:value-type="float">
            <text:p>220.3603305</text:p>
          </table:table-cell>
          <table:table-cell office:value-type="float" office:value="220.36034357" calcext:value-type="float">
            <text:p>220.36034357</text:p>
          </table:table-cell>
          <table:table-cell office:value-type="float" office:value="220.36042663" calcext:value-type="float">
            <text:p>220.36042663</text:p>
          </table:table-cell>
          <table:table-cell office:value-type="float" office:value="220.36031864" calcext:value-type="float">
            <text:p>220.36031864</text:p>
          </table:table-cell>
          <table:table-cell office:value-type="float" office:value="220.36034949" calcext:value-type="float">
            <text:p>220.36034949</text:p>
          </table:table-cell>
          <table:table-cell office:value-type="float" office:value="220.36042135" calcext:value-type="float">
            <text:p>220.36042135</text:p>
          </table:table-cell>
          <table:table-cell office:value-type="float" office:value="220.36039061" calcext:value-type="float">
            <text:p>220.360390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.58423827" calcext:value-type="float">
            <text:p>167.58423827</text:p>
          </table:table-cell>
          <table:table-cell office:value-type="float" office:value="167.58409163" calcext:value-type="float">
            <text:p>167.58409163</text:p>
          </table:table-cell>
          <table:table-cell office:value-type="float" office:value="167.58434744" calcext:value-type="float">
            <text:p>167.58434744</text:p>
          </table:table-cell>
          <table:table-cell office:value-type="float" office:value="167.58435682" calcext:value-type="float">
            <text:p>167.58435682</text:p>
          </table:table-cell>
          <table:table-cell office:value-type="float" office:value="167.58415792" calcext:value-type="float">
            <text:p>167.58415792</text:p>
          </table:table-cell>
          <table:table-cell office:value-type="float" office:value="167.58439943" calcext:value-type="float">
            <text:p>167.58439943</text:p>
          </table:table-cell>
          <table:table-cell office:value-type="float" office:value="167.58440411" calcext:value-type="float">
            <text:p>167.58440411</text:p>
          </table:table-cell>
          <table:table-cell office:value-type="float" office:value="167.58437506" calcext:value-type="float">
            <text:p>167.58437506</text:p>
          </table:table-cell>
          <table:table-cell office:value-type="float" office:value="167.58372009" calcext:value-type="float">
            <text:p>167.58372009</text:p>
          </table:table-cell>
          <table:table-cell office:value-type="float" office:value="167.58431687" calcext:value-type="float">
            <text:p>167.58431687</text:p>
          </table:table-cell>
          <table:table-cell office:value-type="float" office:value="167.58425788" calcext:value-type="float">
            <text:p>167.58425788</text:p>
          </table:table-cell>
          <table:table-cell office:value-type="float" office:value="168.07164389" calcext:value-type="float">
            <text:p>168.07164389</text:p>
          </table:table-cell>
          <table:table-cell office:value-type="float" office:value="168.07169598" calcext:value-type="float">
            <text:p>168.07169598</text:p>
          </table:table-cell>
          <table:table-cell office:value-type="float" office:value="168.07167516" calcext:value-type="float">
            <text:p>168.07167516</text:p>
          </table:table-cell>
          <table:table-cell office:value-type="float" office:value="168.07157934" calcext:value-type="float">
            <text:p>168.07157934</text:p>
          </table:table-cell>
          <table:table-cell office:value-type="float" office:value="168.07140621" calcext:value-type="float">
            <text:p>168.0714062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.41828434" calcext:value-type="float">
            <text:p>135.41828434</text:p>
          </table:table-cell>
          <table:table-cell office:value-type="float" office:value="135.62790681" calcext:value-type="float">
            <text:p>135.62790681</text:p>
          </table:table-cell>
          <table:table-cell office:value-type="float" office:value="135.62770045" calcext:value-type="float">
            <text:p>135.62770045</text:p>
          </table:table-cell>
          <table:table-cell office:value-type="float" office:value="135.62709892" calcext:value-type="float">
            <text:p>135.62709892</text:p>
          </table:table-cell>
          <table:table-cell office:value-type="float" office:value="135.6277528" calcext:value-type="float">
            <text:p>135.6277528</text:p>
          </table:table-cell>
          <table:table-cell office:value-type="float" office:value="135.62780411" calcext:value-type="float">
            <text:p>135.62780411</text:p>
          </table:table-cell>
          <table:table-cell office:value-type="float" office:value="135.62776568" calcext:value-type="float">
            <text:p>135.62776568</text:p>
          </table:table-cell>
          <table:table-cell office:value-type="float" office:value="135.73257268" calcext:value-type="float">
            <text:p>135.73257268</text:p>
          </table:table-cell>
          <table:table-cell office:value-type="float" office:value="135.73263309" calcext:value-type="float">
            <text:p>135.73263309</text:p>
          </table:table-cell>
          <table:table-cell office:value-type="float" office:value="136.13866344" calcext:value-type="float">
            <text:p>136.13866344</text:p>
          </table:table-cell>
          <table:table-cell office:value-type="float" office:value="136.13877193" calcext:value-type="float">
            <text:p>136.13877193</text:p>
          </table:table-cell>
          <table:table-cell office:value-type="float" office:value="136.13850089" calcext:value-type="float">
            <text:p>136.13850089</text:p>
          </table:table-cell>
          <table:table-cell office:value-type="float" office:value="136.13816979" calcext:value-type="float">
            <text:p>136.13816979</text:p>
          </table:table-cell>
          <table:table-cell office:value-type="float" office:value="136.13876024" calcext:value-type="float">
            <text:p>136.13876024</text:p>
          </table:table-cell>
          <table:table-cell office:value-type="float" office:value="136.13860476" calcext:value-type="float">
            <text:p>136.13860476</text:p>
          </table:table-cell>
          <table:table-cell office:value-type="float" office:value="136.13870917" calcext:value-type="float">
            <text:p>136.13870917</text:p>
          </table:table-cell>
          <table:table-cell office:value-type="float" office:value="136.13876988" calcext:value-type="float">
            <text:p>136.13876988</text:p>
          </table:table-cell>
          <table:table-cell office:value-type="float" office:value="136.13320653" calcext:value-type="float">
            <text:p>136.13320653</text:p>
          </table:table-cell>
          <table:table-cell office:value-type="float" office:value="136.13885227" calcext:value-type="float">
            <text:p>136.13885227</text:p>
          </table:table-cell>
          <table:table-cell office:value-type="float" office:value="136.13878162" calcext:value-type="float">
            <text:p>136.13878162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.93337675" calcext:value-type="float">
            <text:p>113.93337675</text:p>
          </table:table-cell>
          <table:table-cell office:value-type="float" office:value="113.93605864" calcext:value-type="float">
            <text:p>113.93605864</text:p>
          </table:table-cell>
          <table:table-cell office:value-type="float" office:value="113.93614943" calcext:value-type="float">
            <text:p>113.93614943</text:p>
          </table:table-cell>
          <table:table-cell office:value-type="float" office:value="113.97167269" calcext:value-type="float">
            <text:p>113.97167269</text:p>
          </table:table-cell>
          <table:table-cell office:value-type="float" office:value="113.97179307" calcext:value-type="float">
            <text:p>113.97179307</text:p>
          </table:table-cell>
          <table:table-cell office:value-type="float" office:value="113.97170122" calcext:value-type="float">
            <text:p>113.97170122</text:p>
          </table:table-cell>
          <table:table-cell office:value-type="float" office:value="113.97194365" calcext:value-type="float">
            <text:p>113.97194365</text:p>
          </table:table-cell>
          <table:table-cell office:value-type="float" office:value="123.95206754" calcext:value-type="float">
            <text:p>123.95206754</text:p>
          </table:table-cell>
          <table:table-cell office:value-type="float" office:value="123.95204575" calcext:value-type="float">
            <text:p>123.95204575</text:p>
          </table:table-cell>
          <table:table-cell office:value-type="float" office:value="123.95218387" calcext:value-type="float">
            <text:p>123.95218387</text:p>
          </table:table-cell>
          <table:table-cell office:value-type="float" office:value="123.95201147" calcext:value-type="float">
            <text:p>123.95201147</text:p>
          </table:table-cell>
          <table:table-cell office:value-type="float" office:value="123.95205302" calcext:value-type="float">
            <text:p>123.95205302</text:p>
          </table:table-cell>
          <table:table-cell office:value-type="float" office:value="123.95195843" calcext:value-type="float">
            <text:p>123.95195843</text:p>
          </table:table-cell>
          <table:table-cell office:value-type="float" office:value="123.95208684" calcext:value-type="float">
            <text:p>123.95208684</text:p>
          </table:table-cell>
          <table:table-cell office:value-type="float" office:value="123.95202018" calcext:value-type="float">
            <text:p>123.95202018</text:p>
          </table:table-cell>
          <table:table-cell office:value-type="float" office:value="123.95219531" calcext:value-type="float">
            <text:p>123.95219531</text:p>
          </table:table-cell>
          <table:table-cell office:value-type="float" office:value="123.95206688" calcext:value-type="float">
            <text:p>123.95206688</text:p>
          </table:table-cell>
          <table:table-cell office:value-type="float" office:value="123.94697385" calcext:value-type="float">
            <text:p>123.94697385</text:p>
          </table:table-cell>
          <table:table-cell office:value-type="float" office:value="123.95210467" calcext:value-type="float">
            <text:p>123.95210467</text:p>
          </table:table-cell>
          <table:table-cell office:value-type="float" office:value="123.95225078" calcext:value-type="float">
            <text:p>123.95225078</text:p>
          </table:table-cell>
          <table:table-cell office:value-type="float" office:value="123.95228468" calcext:value-type="float">
            <text:p>123.95228468</text:p>
          </table:table-cell>
          <table:table-cell office:value-type="float" office:value="123.95233111" calcext:value-type="float">
            <text:p>123.95233111</text:p>
          </table:table-cell>
          <table:table-cell office:value-type="float" office:value="123.95235916" calcext:value-type="float">
            <text:p>123.95235916</text:p>
          </table:table-cell>
          <table:table-cell office:value-type="float" office:value="123.95230196" calcext:value-type="float">
            <text:p>123.9523019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.83806478" calcext:value-type="float">
            <text:p>103.83806478</text:p>
          </table:table-cell>
          <table:table-cell office:value-type="float" office:value="104.02635362" calcext:value-type="float">
            <text:p>104.02635362</text:p>
          </table:table-cell>
          <table:table-cell office:value-type="float" office:value="104.0264294" calcext:value-type="float">
            <text:p>104.0264294</text:p>
          </table:table-cell>
          <table:table-cell office:value-type="float" office:value="106.47604329" calcext:value-type="float">
            <text:p>106.47604329</text:p>
          </table:table-cell>
          <table:table-cell office:value-type="float" office:value="106.68046009" calcext:value-type="float">
            <text:p>106.68046009</text:p>
          </table:table-cell>
          <table:table-cell office:value-type="float" office:value="106.68051447" calcext:value-type="float">
            <text:p>106.68051447</text:p>
          </table:table-cell>
          <table:table-cell office:value-type="float" office:value="106.68075373" calcext:value-type="float">
            <text:p>106.68075373</text:p>
          </table:table-cell>
          <table:table-cell office:value-type="float" office:value="106.68057158" calcext:value-type="float">
            <text:p>106.68057158</text:p>
          </table:table-cell>
          <table:table-cell office:value-type="float" office:value="106.680682" calcext:value-type="float">
            <text:p>106.680682</text:p>
          </table:table-cell>
          <table:table-cell office:value-type="float" office:value="106.6806838" calcext:value-type="float">
            <text:p>106.6806838</text:p>
          </table:table-cell>
          <table:table-cell office:value-type="float" office:value="106.68084483" calcext:value-type="float">
            <text:p>106.68084483</text:p>
          </table:table-cell>
          <table:table-cell office:value-type="float" office:value="106.68061463" calcext:value-type="float">
            <text:p>106.68061463</text:p>
          </table:table-cell>
          <table:table-cell office:value-type="float" office:value="106.68057352" calcext:value-type="float">
            <text:p>106.68057352</text:p>
          </table:table-cell>
          <table:table-cell office:value-type="float" office:value="106.68050106" calcext:value-type="float">
            <text:p>106.68050106</text:p>
          </table:table-cell>
          <table:table-cell office:value-type="float" office:value="106.68077755" calcext:value-type="float">
            <text:p>106.68077755</text:p>
          </table:table-cell>
          <table:table-cell office:value-type="float" office:value="106.67518311" calcext:value-type="float">
            <text:p>106.67518311</text:p>
          </table:table-cell>
          <table:table-cell office:value-type="float" office:value="106.68048862" calcext:value-type="float">
            <text:p>106.68048862</text:p>
          </table:table-cell>
          <table:table-cell office:value-type="float" office:value="106.68093711" calcext:value-type="float">
            <text:p>106.68093711</text:p>
          </table:table-cell>
          <table:table-cell office:value-type="float" office:value="106.68068358" calcext:value-type="float">
            <text:p>106.68068358</text:p>
          </table:table-cell>
          <table:table-cell office:value-type="float" office:value="106.6806909" calcext:value-type="float">
            <text:p>106.6806909</text:p>
          </table:table-cell>
          <table:table-cell office:value-type="float" office:value="106.68087542" calcext:value-type="float">
            <text:p>106.68087542</text:p>
          </table:table-cell>
          <table:table-cell office:value-type="float" office:value="106.68091132" calcext:value-type="float">
            <text:p>106.68091132</text:p>
          </table:table-cell>
          <table:table-cell office:value-type="float" office:value="106.68099848" calcext:value-type="float">
            <text:p>106.68099848</text:p>
          </table:table-cell>
          <table:table-cell office:value-type="float" office:value="106.68081107" calcext:value-type="float">
            <text:p>106.68081107</text:p>
          </table:table-cell>
          <table:table-cell office:value-type="float" office:value="106.68086381" calcext:value-type="float">
            <text:p>106.68086381</text:p>
          </table:table-cell>
          <table:table-cell office:value-type="float" office:value="106.68093053" calcext:value-type="float">
            <text:p>106.68093053</text:p>
          </table:table-cell>
          <table:table-cell office:value-type="float" office:value="106.68084998" calcext:value-type="float">
            <text:p>106.68084998</text:p>
          </table:table-cell>
          <table:table-cell office:value-type="float" office:value="106.68100717" calcext:value-type="float">
            <text:p>106.6810071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14659364" calcext:value-type="float">
            <text:p>92.14659364</text:p>
          </table:table-cell>
          <table:table-cell office:value-type="float" office:value="94.05624848" calcext:value-type="float">
            <text:p>94.05624848</text:p>
          </table:table-cell>
          <table:table-cell office:value-type="float" office:value="94.05605087" calcext:value-type="float">
            <text:p>94.05605087</text:p>
          </table:table-cell>
          <table:table-cell office:value-type="float" office:value="94.05586753" calcext:value-type="float">
            <text:p>94.05586753</text:p>
          </table:table-cell>
          <table:table-cell office:value-type="float" office:value="94.05615608" calcext:value-type="float">
            <text:p>94.05615608</text:p>
          </table:table-cell>
          <table:table-cell office:value-type="float" office:value="94.05615958" calcext:value-type="float">
            <text:p>94.05615958</text:p>
          </table:table-cell>
          <table:table-cell office:value-type="float" office:value="96.32105052" calcext:value-type="float">
            <text:p>96.32105052</text:p>
          </table:table-cell>
          <table:table-cell office:value-type="float" office:value="96.32403763" calcext:value-type="float">
            <text:p>96.32403763</text:p>
          </table:table-cell>
          <table:table-cell office:value-type="float" office:value="96.32406056" calcext:value-type="float">
            <text:p>96.32406056</text:p>
          </table:table-cell>
          <table:table-cell office:value-type="float" office:value="96.32433158" calcext:value-type="float">
            <text:p>96.32433158</text:p>
          </table:table-cell>
          <table:table-cell office:value-type="float" office:value="96.32379483" calcext:value-type="float">
            <text:p>96.32379483</text:p>
          </table:table-cell>
          <table:table-cell office:value-type="float" office:value="96.31704108" calcext:value-type="float">
            <text:p>96.31704108</text:p>
          </table:table-cell>
          <table:table-cell office:value-type="float" office:value="96.3240318" calcext:value-type="float">
            <text:p>96.3240318</text:p>
          </table:table-cell>
          <table:table-cell office:value-type="float" office:value="96.32418028" calcext:value-type="float">
            <text:p>96.32418028</text:p>
          </table:table-cell>
          <table:table-cell office:value-type="float" office:value="96.32437612" calcext:value-type="float">
            <text:p>96.32437612</text:p>
          </table:table-cell>
          <table:table-cell office:value-type="float" office:value="96.32425604" calcext:value-type="float">
            <text:p>96.32425604</text:p>
          </table:table-cell>
          <table:table-cell office:value-type="float" office:value="96.32424559" calcext:value-type="float">
            <text:p>96.32424559</text:p>
          </table:table-cell>
          <table:table-cell office:value-type="float" office:value="96.32385881" calcext:value-type="float">
            <text:p>96.32385881</text:p>
          </table:table-cell>
          <table:table-cell office:value-type="float" office:value="96.32222468" calcext:value-type="float">
            <text:p>96.32222468</text:p>
          </table:table-cell>
          <table:table-cell office:value-type="float" office:value="96.31847634" calcext:value-type="float">
            <text:p>96.31847634</text:p>
          </table:table-cell>
          <table:table-cell office:value-type="float" office:value="96.324319" calcext:value-type="float">
            <text:p>96.324319</text:p>
          </table:table-cell>
          <table:table-cell office:value-type="float" office:value="96.32417231" calcext:value-type="float">
            <text:p>96.32417231</text:p>
          </table:table-cell>
          <table:table-cell office:value-type="float" office:value="96.32410923" calcext:value-type="float">
            <text:p>96.32410923</text:p>
          </table:table-cell>
          <table:table-cell office:value-type="float" office:value="96.32436107" calcext:value-type="float">
            <text:p>96.32436107</text:p>
          </table:table-cell>
          <table:table-cell office:value-type="float" office:value="96.32430333" calcext:value-type="float">
            <text:p>96.32430333</text:p>
          </table:table-cell>
          <table:table-cell office:value-type="float" office:value="96.32401619" calcext:value-type="float">
            <text:p>96.32401619</text:p>
          </table:table-cell>
          <table:table-cell office:value-type="float" office:value="96.32438" calcext:value-type="float">
            <text:p>96.32438</text:p>
          </table:table-cell>
          <table:table-cell office:value-type="float" office:value="96.32442321" calcext:value-type="float">
            <text:p>96.32442321</text:p>
          </table:table-cell>
          <table:table-cell office:value-type="float" office:value="96.32437276" calcext:value-type="float">
            <text:p>96.32437276</text:p>
          </table:table-cell>
          <table:table-cell office:value-type="float" office:value="96.32429302" calcext:value-type="float">
            <text:p>96.32429302</text:p>
          </table:table-cell>
          <table:table-cell office:value-type="float" office:value="96.32445767" calcext:value-type="float">
            <text:p>96.32445767</text:p>
          </table:table-cell>
          <table:table-cell office:value-type="float" office:value="96.32453906" calcext:value-type="float">
            <text:p>96.3245390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60771531" calcext:value-type="float">
            <text:p>84.60771531</text:p>
          </table:table-cell>
          <table:table-cell office:value-type="float" office:value="84.60781137" calcext:value-type="float">
            <text:p>84.60781137</text:p>
          </table:table-cell>
          <table:table-cell office:value-type="float" office:value="84.60767133" calcext:value-type="float">
            <text:p>84.60767133</text:p>
          </table:table-cell>
          <table:table-cell office:value-type="float" office:value="85.13015067" calcext:value-type="float">
            <text:p>85.13015067</text:p>
          </table:table-cell>
          <table:table-cell office:value-type="float" office:value="86.33335326" calcext:value-type="float">
            <text:p>86.33335326</text:p>
          </table:table-cell>
          <table:table-cell office:value-type="float" office:value="86.3335401" calcext:value-type="float">
            <text:p>86.3335401</text:p>
          </table:table-cell>
          <table:table-cell office:value-type="float" office:value="86.33343441" calcext:value-type="float">
            <text:p>86.33343441</text:p>
          </table:table-cell>
          <table:table-cell office:value-type="float" office:value="86.33352366" calcext:value-type="float">
            <text:p>86.33352366</text:p>
          </table:table-cell>
          <table:table-cell office:value-type="float" office:value="86.33348644" calcext:value-type="float">
            <text:p>86.33348644</text:p>
          </table:table-cell>
          <table:table-cell office:value-type="float" office:value="86.33365849" calcext:value-type="float">
            <text:p>86.33365849</text:p>
          </table:table-cell>
          <table:table-cell office:value-type="float" office:value="86.33233876" calcext:value-type="float">
            <text:p>86.33233876</text:p>
          </table:table-cell>
          <table:table-cell office:value-type="float" office:value="86.34453027" calcext:value-type="float">
            <text:p>86.34453027</text:p>
          </table:table-cell>
          <table:table-cell office:value-type="float" office:value="86.34387444" calcext:value-type="float">
            <text:p>86.34387444</text:p>
          </table:table-cell>
          <table:table-cell office:value-type="float" office:value="86.34440472" calcext:value-type="float">
            <text:p>86.34440472</text:p>
          </table:table-cell>
          <table:table-cell office:value-type="float" office:value="86.33250439" calcext:value-type="float">
            <text:p>86.33250439</text:p>
          </table:table-cell>
          <table:table-cell office:value-type="float" office:value="86.34464579" calcext:value-type="float">
            <text:p>86.34464579</text:p>
          </table:table-cell>
          <table:table-cell office:value-type="float" office:value="86.34472586" calcext:value-type="float">
            <text:p>86.34472586</text:p>
          </table:table-cell>
          <table:table-cell office:value-type="float" office:value="86.34464072" calcext:value-type="float">
            <text:p>86.34464072</text:p>
          </table:table-cell>
          <table:table-cell office:value-type="float" office:value="86.3447565" calcext:value-type="float">
            <text:p>86.3447565</text:p>
          </table:table-cell>
          <table:table-cell office:value-type="float" office:value="86.3444831" calcext:value-type="float">
            <text:p>86.3444831</text:p>
          </table:table-cell>
          <table:table-cell office:value-type="float" office:value="86.34465957" calcext:value-type="float">
            <text:p>86.34465957</text:p>
          </table:table-cell>
          <table:table-cell office:value-type="float" office:value="86.34442217" calcext:value-type="float">
            <text:p>86.34442217</text:p>
          </table:table-cell>
          <table:table-cell office:value-type="float" office:value="86.34464933" calcext:value-type="float">
            <text:p>86.34464933</text:p>
          </table:table-cell>
          <table:table-cell office:value-type="float" office:value="86.344748" calcext:value-type="float">
            <text:p>86.344748</text:p>
          </table:table-cell>
          <table:table-cell office:value-type="float" office:value="86.34453451" calcext:value-type="float">
            <text:p>86.34453451</text:p>
          </table:table-cell>
          <table:table-cell office:value-type="float" office:value="86.34462068" calcext:value-type="float">
            <text:p>86.34462068</text:p>
          </table:table-cell>
          <table:table-cell office:value-type="float" office:value="86.34455107" calcext:value-type="float">
            <text:p>86.34455107</text:p>
          </table:table-cell>
          <table:table-cell office:value-type="float" office:value="86.34482167" calcext:value-type="float">
            <text:p>86.34482167</text:p>
          </table:table-cell>
          <table:table-cell office:value-type="float" office:value="86.34490504" calcext:value-type="float">
            <text:p>86.34490504</text:p>
          </table:table-cell>
          <table:table-cell office:value-type="float" office:value="86.34477852" calcext:value-type="float">
            <text:p>86.34477852</text:p>
          </table:table-cell>
          <table:table-cell office:value-type="float" office:value="86.34461505" calcext:value-type="float">
            <text:p>86.34461505</text:p>
          </table:table-cell>
          <table:table-cell office:value-type="float" office:value="86.34470563" calcext:value-type="float">
            <text:p>86.34470563</text:p>
          </table:table-cell>
          <table:table-cell office:value-type="float" office:value="86.34501163" calcext:value-type="float">
            <text:p>86.34501163</text:p>
          </table:table-cell>
          <table:table-cell office:value-type="float" office:value="86.3447035" calcext:value-type="float">
            <text:p>86.3447035</text:p>
          </table:table-cell>
          <table:table-cell office:value-type="float" office:value="86.34478573" calcext:value-type="float">
            <text:p>86.34478573</text:p>
          </table:table-cell>
          <table:table-cell office:value-type="float" office:value="86.34495797" calcext:value-type="float">
            <text:p>86.3449579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.85615069" calcext:value-type="float">
            <text:p>76.85615069</text:p>
          </table:table-cell>
          <table:table-cell office:value-type="float" office:value="76.8688925" calcext:value-type="float">
            <text:p>76.8688925</text:p>
          </table:table-cell>
          <table:table-cell office:value-type="float" office:value="76.86891788" calcext:value-type="float">
            <text:p>76.86891788</text:p>
          </table:table-cell>
          <table:table-cell office:value-type="float" office:value="76.86901857" calcext:value-type="float">
            <text:p>76.86901857</text:p>
          </table:table-cell>
          <table:table-cell office:value-type="float" office:value="76.86901529" calcext:value-type="float">
            <text:p>76.86901529</text:p>
          </table:table-cell>
          <table:table-cell office:value-type="float" office:value="76.85633089" calcext:value-type="float">
            <text:p>76.85633089</text:p>
          </table:table-cell>
          <table:table-cell office:value-type="float" office:value="76.86866884" calcext:value-type="float">
            <text:p>76.86866884</text:p>
          </table:table-cell>
          <table:table-cell office:value-type="float" office:value="76.86884149" calcext:value-type="float">
            <text:p>76.86884149</text:p>
          </table:table-cell>
          <table:table-cell office:value-type="float" office:value="76.86878365" calcext:value-type="float">
            <text:p>76.86878365</text:p>
          </table:table-cell>
          <table:table-cell office:value-type="float" office:value="76.86903737" calcext:value-type="float">
            <text:p>76.86903737</text:p>
          </table:table-cell>
          <table:table-cell office:value-type="float" office:value="76.86316524" calcext:value-type="float">
            <text:p>76.86316524</text:p>
          </table:table-cell>
          <table:table-cell office:value-type="float" office:value="76.86884287" calcext:value-type="float">
            <text:p>76.86884287</text:p>
          </table:table-cell>
          <table:table-cell office:value-type="float" office:value="76.8688496" calcext:value-type="float">
            <text:p>76.8688496</text:p>
          </table:table-cell>
          <table:table-cell office:value-type="float" office:value="76.86871159" calcext:value-type="float">
            <text:p>76.86871159</text:p>
          </table:table-cell>
          <table:table-cell office:value-type="float" office:value="76.86876258" calcext:value-type="float">
            <text:p>76.86876258</text:p>
          </table:table-cell>
          <table:table-cell office:value-type="float" office:value="76.86866877" calcext:value-type="float">
            <text:p>76.86866877</text:p>
          </table:table-cell>
          <table:table-cell office:value-type="float" office:value="76.86876095" calcext:value-type="float">
            <text:p>76.86876095</text:p>
          </table:table-cell>
          <table:table-cell office:value-type="float" office:value="76.86905278" calcext:value-type="float">
            <text:p>76.86905278</text:p>
          </table:table-cell>
          <table:table-cell office:value-type="float" office:value="76.86885425" calcext:value-type="float">
            <text:p>76.86885425</text:p>
          </table:table-cell>
          <table:table-cell office:value-type="float" office:value="78.97193851" calcext:value-type="float">
            <text:p>78.97193851</text:p>
          </table:table-cell>
          <table:table-cell office:value-type="float" office:value="78.97191254" calcext:value-type="float">
            <text:p>78.97191254</text:p>
          </table:table-cell>
          <table:table-cell office:value-type="float" office:value="78.9719213" calcext:value-type="float">
            <text:p>78.9719213</text:p>
          </table:table-cell>
          <table:table-cell office:value-type="float" office:value="79.05331188" calcext:value-type="float">
            <text:p>79.05331188</text:p>
          </table:table-cell>
          <table:table-cell office:value-type="float" office:value="79.05359165" calcext:value-type="float">
            <text:p>79.05359165</text:p>
          </table:table-cell>
          <table:table-cell office:value-type="float" office:value="79.05346848" calcext:value-type="float">
            <text:p>79.05346848</text:p>
          </table:table-cell>
          <table:table-cell office:value-type="float" office:value="79.05358679" calcext:value-type="float">
            <text:p>79.05358679</text:p>
          </table:table-cell>
          <table:table-cell office:value-type="float" office:value="79.05374677" calcext:value-type="float">
            <text:p>79.05374677</text:p>
          </table:table-cell>
          <table:table-cell office:value-type="float" office:value="79.0535773" calcext:value-type="float">
            <text:p>79.0535773</text:p>
          </table:table-cell>
          <table:table-cell office:value-type="float" office:value="79.04114379" calcext:value-type="float">
            <text:p>79.04114379</text:p>
          </table:table-cell>
          <table:table-cell office:value-type="float" office:value="79.05342352" calcext:value-type="float">
            <text:p>79.05342352</text:p>
          </table:table-cell>
          <table:table-cell office:value-type="float" office:value="79.05376468" calcext:value-type="float">
            <text:p>79.05376468</text:p>
          </table:table-cell>
          <table:table-cell office:value-type="float" office:value="79.04189198" calcext:value-type="float">
            <text:p>79.04189198</text:p>
          </table:table-cell>
          <table:table-cell office:value-type="float" office:value="79.05388442" calcext:value-type="float">
            <text:p>79.05388442</text:p>
          </table:table-cell>
          <table:table-cell office:value-type="float" office:value="79.05389151" calcext:value-type="float">
            <text:p>79.05389151</text:p>
          </table:table-cell>
          <table:table-cell office:value-type="float" office:value="79.05382353" calcext:value-type="float">
            <text:p>79.05382353</text:p>
          </table:table-cell>
          <table:table-cell office:value-type="float" office:value="79.05393588" calcext:value-type="float">
            <text:p>79.05393588</text:p>
          </table:table-cell>
          <table:table-cell office:value-type="float" office:value="79.0538154" calcext:value-type="float">
            <text:p>79.0538154</text:p>
          </table:table-cell>
          <table:table-cell office:value-type="float" office:value="79.05393675" calcext:value-type="float">
            <text:p>79.05393675</text:p>
          </table:table-cell>
          <table:table-cell office:value-type="float" office:value="79.10448841" calcext:value-type="float">
            <text:p>79.10448841</text:p>
          </table:table-cell>
          <table:table-cell office:value-type="float" office:value="79.10443343" calcext:value-type="float">
            <text:p>79.1044334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50956047" calcext:value-type="float">
            <text:p>70.50956047</text:p>
          </table:table-cell>
          <table:table-cell office:value-type="float" office:value="70.50914623" calcext:value-type="float">
            <text:p>70.50914623</text:p>
          </table:table-cell>
          <table:table-cell office:value-type="float" office:value="70.87069472" calcext:value-type="float">
            <text:p>70.87069472</text:p>
          </table:table-cell>
          <table:table-cell office:value-type="float" office:value="70.85876564" calcext:value-type="float">
            <text:p>70.85876564</text:p>
          </table:table-cell>
          <table:table-cell office:value-type="float" office:value="70.87079853" calcext:value-type="float">
            <text:p>70.87079853</text:p>
          </table:table-cell>
          <table:table-cell office:value-type="float" office:value="70.87061855" calcext:value-type="float">
            <text:p>70.87061855</text:p>
          </table:table-cell>
          <table:table-cell office:value-type="float" office:value="70.8706358" calcext:value-type="float">
            <text:p>70.8706358</text:p>
          </table:table-cell>
          <table:table-cell office:value-type="float" office:value="70.8705935" calcext:value-type="float">
            <text:p>70.8705935</text:p>
          </table:table-cell>
          <table:table-cell office:value-type="float" office:value="70.87090118" calcext:value-type="float">
            <text:p>70.87090118</text:p>
          </table:table-cell>
          <table:table-cell office:value-type="float" office:value="70.87083104" calcext:value-type="float">
            <text:p>70.87083104</text:p>
          </table:table-cell>
          <table:table-cell office:value-type="float" office:value="70.87100353" calcext:value-type="float">
            <text:p>70.87100353</text:p>
          </table:table-cell>
          <table:table-cell office:value-type="float" office:value="70.91727496" calcext:value-type="float">
            <text:p>70.91727496</text:p>
          </table:table-cell>
          <table:table-cell office:value-type="float" office:value="70.91723846" calcext:value-type="float">
            <text:p>70.91723846</text:p>
          </table:table-cell>
          <table:table-cell office:value-type="float" office:value="70.91688328" calcext:value-type="float">
            <text:p>70.91688328</text:p>
          </table:table-cell>
          <table:table-cell office:value-type="float" office:value="70.91729776" calcext:value-type="float">
            <text:p>70.91729776</text:p>
          </table:table-cell>
          <table:table-cell office:value-type="float" office:value="70.9171495" calcext:value-type="float">
            <text:p>70.9171495</text:p>
          </table:table-cell>
          <table:table-cell office:value-type="float" office:value="70.91693851" calcext:value-type="float">
            <text:p>70.91693851</text:p>
          </table:table-cell>
          <table:table-cell office:value-type="float" office:value="70.91706723" calcext:value-type="float">
            <text:p>70.91706723</text:p>
          </table:table-cell>
          <table:table-cell office:value-type="float" office:value="70.91704947" calcext:value-type="float">
            <text:p>70.91704947</text:p>
          </table:table-cell>
          <table:table-cell office:value-type="float" office:value="70.91663441" calcext:value-type="float">
            <text:p>70.91663441</text:p>
          </table:table-cell>
          <table:table-cell office:value-type="float" office:value="71.39587295" calcext:value-type="float">
            <text:p>71.39587295</text:p>
          </table:table-cell>
          <table:table-cell office:value-type="float" office:value="71.39560626" calcext:value-type="float">
            <text:p>71.39560626</text:p>
          </table:table-cell>
          <table:table-cell office:value-type="float" office:value="71.39594822" calcext:value-type="float">
            <text:p>71.39594822</text:p>
          </table:table-cell>
          <table:table-cell office:value-type="float" office:value="71.38311607" calcext:value-type="float">
            <text:p>71.38311607</text:p>
          </table:table-cell>
          <table:table-cell office:value-type="float" office:value="71.39598206" calcext:value-type="float">
            <text:p>71.39598206</text:p>
          </table:table-cell>
          <table:table-cell office:value-type="float" office:value="71.39591134" calcext:value-type="float">
            <text:p>71.39591134</text:p>
          </table:table-cell>
          <table:table-cell office:value-type="float" office:value="71.39574237" calcext:value-type="float">
            <text:p>71.39574237</text:p>
          </table:table-cell>
          <table:table-cell office:value-type="float" office:value="71.39589721" calcext:value-type="float">
            <text:p>71.39589721</text:p>
          </table:table-cell>
          <table:table-cell office:value-type="float" office:value="71.39604608" calcext:value-type="float">
            <text:p>71.39604608</text:p>
          </table:table-cell>
          <table:table-cell office:value-type="float" office:value="71.38322317" calcext:value-type="float">
            <text:p>71.38322317</text:p>
          </table:table-cell>
          <table:table-cell office:value-type="float" office:value="71.39609404" calcext:value-type="float">
            <text:p>71.39609404</text:p>
          </table:table-cell>
          <table:table-cell office:value-type="float" office:value="71.39573817" calcext:value-type="float">
            <text:p>71.39573817</text:p>
          </table:table-cell>
          <table:table-cell office:value-type="float" office:value="71.39612974" calcext:value-type="float">
            <text:p>71.39612974</text:p>
          </table:table-cell>
          <table:table-cell office:value-type="float" office:value="71.39623372" calcext:value-type="float">
            <text:p>71.39623372</text:p>
          </table:table-cell>
          <table:table-cell office:value-type="float" office:value="71.39588691" calcext:value-type="float">
            <text:p>71.39588691</text:p>
          </table:table-cell>
          <table:table-cell office:value-type="float" office:value="71.39597391" calcext:value-type="float">
            <text:p>71.39597391</text:p>
          </table:table-cell>
          <table:table-cell office:value-type="float" office:value="71.3961332" calcext:value-type="float">
            <text:p>71.3961332</text:p>
          </table:table-cell>
          <table:table-cell office:value-type="float" office:value="71.39602008" calcext:value-type="float">
            <text:p>71.39602008</text:p>
          </table:table-cell>
          <table:table-cell office:value-type="float" office:value="71.39602687" calcext:value-type="float">
            <text:p>71.39602687</text:p>
          </table:table-cell>
          <table:table-cell office:value-type="float" office:value="71.39614759" calcext:value-type="float">
            <text:p>71.39614759</text:p>
          </table:table-cell>
          <table:table-cell office:value-type="float" office:value="71.39632506" calcext:value-type="float">
            <text:p>71.39632506</text:p>
          </table:table-cell>
          <table:table-cell office:value-type="float" office:value="71.39618915" calcext:value-type="float">
            <text:p>71.39618915</text:p>
          </table:table-cell>
          <table:table-cell office:value-type="float" office:value="71.39622416" calcext:value-type="float">
            <text:p>71.39622416</text:p>
          </table:table-cell>
          <table:table-cell office:value-type="float" office:value="71.38302151" calcext:value-type="float">
            <text:p>71.383021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2107495" calcext:value-type="float">
            <text:p>65.2107495</text:p>
          </table:table-cell>
          <table:table-cell office:value-type="float" office:value="65.21307877" calcext:value-type="float">
            <text:p>65.21307877</text:p>
          </table:table-cell>
          <table:table-cell office:value-type="float" office:value="65.21296241" calcext:value-type="float">
            <text:p>65.21296241</text:p>
          </table:table-cell>
          <table:table-cell office:value-type="float" office:value="66.63460424" calcext:value-type="float">
            <text:p>66.63460424</text:p>
          </table:table-cell>
          <table:table-cell office:value-type="float" office:value="66.6470339" calcext:value-type="float">
            <text:p>66.6470339</text:p>
          </table:table-cell>
          <table:table-cell office:value-type="float" office:value="66.64692458" calcext:value-type="float">
            <text:p>66.64692458</text:p>
          </table:table-cell>
          <table:table-cell office:value-type="float" office:value="66.64701046" calcext:value-type="float">
            <text:p>66.64701046</text:p>
          </table:table-cell>
          <table:table-cell office:value-type="float" office:value="66.64714247" calcext:value-type="float">
            <text:p>66.64714247</text:p>
          </table:table-cell>
          <table:table-cell office:value-type="float" office:value="66.64675664" calcext:value-type="float">
            <text:p>66.64675664</text:p>
          </table:table-cell>
          <table:table-cell office:value-type="float" office:value="66.64666982" calcext:value-type="float">
            <text:p>66.64666982</text:p>
          </table:table-cell>
          <table:table-cell office:value-type="float" office:value="66.64632114" calcext:value-type="float">
            <text:p>66.64632114</text:p>
          </table:table-cell>
          <table:table-cell office:value-type="float" office:value="66.64686593" calcext:value-type="float">
            <text:p>66.64686593</text:p>
          </table:table-cell>
          <table:table-cell office:value-type="float" office:value="66.63502893" calcext:value-type="float">
            <text:p>66.63502893</text:p>
          </table:table-cell>
          <table:table-cell office:value-type="float" office:value="66.64715286" calcext:value-type="float">
            <text:p>66.64715286</text:p>
          </table:table-cell>
          <table:table-cell office:value-type="float" office:value="66.64695343" calcext:value-type="float">
            <text:p>66.64695343</text:p>
          </table:table-cell>
          <table:table-cell office:value-type="float" office:value="66.64690656" calcext:value-type="float">
            <text:p>66.64690656</text:p>
          </table:table-cell>
          <table:table-cell office:value-type="float" office:value="66.6466218" calcext:value-type="float">
            <text:p>66.6466218</text:p>
          </table:table-cell>
          <table:table-cell office:value-type="float" office:value="66.64383464" calcext:value-type="float">
            <text:p>66.64383464</text:p>
          </table:table-cell>
          <table:table-cell office:value-type="float" office:value="66.64708275" calcext:value-type="float">
            <text:p>66.64708275</text:p>
          </table:table-cell>
          <table:table-cell office:value-type="float" office:value="66.64707699" calcext:value-type="float">
            <text:p>66.64707699</text:p>
          </table:table-cell>
          <table:table-cell office:value-type="float" office:value="66.6471818" calcext:value-type="float">
            <text:p>66.6471818</text:p>
          </table:table-cell>
          <table:table-cell office:value-type="float" office:value="66.64671143" calcext:value-type="float">
            <text:p>66.64671143</text:p>
          </table:table-cell>
          <table:table-cell office:value-type="float" office:value="66.63489154" calcext:value-type="float">
            <text:p>66.63489154</text:p>
          </table:table-cell>
          <table:table-cell office:value-type="float" office:value="66.64688559" calcext:value-type="float">
            <text:p>66.64688559</text:p>
          </table:table-cell>
          <table:table-cell office:value-type="float" office:value="66.64715117" calcext:value-type="float">
            <text:p>66.64715117</text:p>
          </table:table-cell>
          <table:table-cell office:value-type="float" office:value="66.64697508" calcext:value-type="float">
            <text:p>66.64697508</text:p>
          </table:table-cell>
          <table:table-cell office:value-type="float" office:value="66.6417379" calcext:value-type="float">
            <text:p>66.6417379</text:p>
          </table:table-cell>
          <table:table-cell office:value-type="float" office:value="66.6468545" calcext:value-type="float">
            <text:p>66.6468545</text:p>
          </table:table-cell>
          <table:table-cell office:value-type="float" office:value="66.64669521" calcext:value-type="float">
            <text:p>66.64669521</text:p>
          </table:table-cell>
          <table:table-cell office:value-type="float" office:value="66.63498149" calcext:value-type="float">
            <text:p>66.63498149</text:p>
          </table:table-cell>
          <table:table-cell office:value-type="float" office:value="66.64686429" calcext:value-type="float">
            <text:p>66.64686429</text:p>
          </table:table-cell>
          <table:table-cell office:value-type="float" office:value="66.64650869" calcext:value-type="float">
            <text:p>66.64650869</text:p>
          </table:table-cell>
          <table:table-cell office:value-type="float" office:value="66.6467926" calcext:value-type="float">
            <text:p>66.6467926</text:p>
          </table:table-cell>
          <table:table-cell office:value-type="float" office:value="66.64701916" calcext:value-type="float">
            <text:p>66.64701916</text:p>
          </table:table-cell>
          <table:table-cell office:value-type="float" office:value="66.6468153" calcext:value-type="float">
            <text:p>66.6468153</text:p>
          </table:table-cell>
          <table:table-cell office:value-type="float" office:value="66.64723472" calcext:value-type="float">
            <text:p>66.64723472</text:p>
          </table:table-cell>
          <table:table-cell office:value-type="float" office:value="66.6464929" calcext:value-type="float">
            <text:p>66.6464929</text:p>
          </table:table-cell>
          <table:table-cell office:value-type="float" office:value="66.6472872" calcext:value-type="float">
            <text:p>66.6472872</text:p>
          </table:table-cell>
          <table:table-cell office:value-type="float" office:value="66.64720155" calcext:value-type="float">
            <text:p>66.64720155</text:p>
          </table:table-cell>
          <table:table-cell office:value-type="float" office:value="66.64705131" calcext:value-type="float">
            <text:p>66.64705131</text:p>
          </table:table-cell>
          <table:table-cell office:value-type="float" office:value="66.64676519" calcext:value-type="float">
            <text:p>66.64676519</text:p>
          </table:table-cell>
          <table:table-cell office:value-type="float" office:value="67.13929959" calcext:value-type="float">
            <text:p>67.13929959</text:p>
          </table:table-cell>
          <table:table-cell office:value-type="float" office:value="67.13918069" calcext:value-type="float">
            <text:p>67.13918069</text:p>
          </table:table-cell>
          <table:table-cell office:value-type="float" office:value="67.13908886" calcext:value-type="float">
            <text:p>67.13908886</text:p>
          </table:table-cell>
          <table:table-cell office:value-type="float" office:value="67.13891058" calcext:value-type="float">
            <text:p>67.13891058</text:p>
          </table:table-cell>
          <table:table-cell office:value-type="float" office:value="67.1390975" calcext:value-type="float">
            <text:p>67.1390975</text:p>
          </table:table-cell>
          <table:table-cell office:value-type="float" office:value="67.13919086" calcext:value-type="float">
            <text:p>67.13919086</text:p>
          </table:table-cell>
          <table:table-cell office:value-type="float" office:value="67.13899577" calcext:value-type="float">
            <text:p>67.138995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27199448" calcext:value-type="float">
            <text:p>2629.2719944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.7562391" calcext:value-type="float">
            <text:p>658.7562391</text:p>
          </table:table-cell>
          <table:table-cell office:value-type="float" office:value="658.7568009" calcext:value-type="float">
            <text:p>658.7568009</text:p>
          </table:table-cell>
          <table:table-cell office:value-type="float" office:value="658.75698984" calcext:value-type="float">
            <text:p>658.75698984</text:p>
          </table:table-cell>
          <table:table-cell office:value-type="float" office:value="658.75655943" calcext:value-type="float">
            <text:p>658.7565594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.78455586" calcext:value-type="float">
            <text:p>329.78455586</text:p>
          </table:table-cell>
          <table:table-cell office:value-type="float" office:value="330.28225965" calcext:value-type="float">
            <text:p>330.28225965</text:p>
          </table:table-cell>
          <table:table-cell office:value-type="float" office:value="330.28221786" calcext:value-type="float">
            <text:p>330.28221786</text:p>
          </table:table-cell>
          <table:table-cell office:value-type="float" office:value="330.28231196" calcext:value-type="float">
            <text:p>330.28231196</text:p>
          </table:table-cell>
          <table:table-cell office:value-type="float" office:value="330.40755902" calcext:value-type="float">
            <text:p>330.40755902</text:p>
          </table:table-cell>
          <table:table-cell office:value-type="float" office:value="330.4075496" calcext:value-type="float">
            <text:p>330.4075496</text:p>
          </table:table-cell>
          <table:table-cell office:value-type="float" office:value="330.40716268" calcext:value-type="float">
            <text:p>330.40716268</text:p>
          </table:table-cell>
          <table:table-cell office:value-type="float" office:value="330.40765683" calcext:value-type="float">
            <text:p>330.4076568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77073915" calcext:value-type="float">
            <text:p>220.77073915</text:p>
          </table:table-cell>
          <table:table-cell office:value-type="float" office:value="221.64589602" calcext:value-type="float">
            <text:p>221.64589602</text:p>
          </table:table-cell>
          <table:table-cell office:value-type="float" office:value="221.64573882" calcext:value-type="float">
            <text:p>221.64573882</text:p>
          </table:table-cell>
          <table:table-cell office:value-type="float" office:value="221.64584417" calcext:value-type="float">
            <text:p>221.64584417</text:p>
          </table:table-cell>
          <table:table-cell office:value-type="float" office:value="221.64583705" calcext:value-type="float">
            <text:p>221.64583705</text:p>
          </table:table-cell>
          <table:table-cell office:value-type="float" office:value="221.64583667" calcext:value-type="float">
            <text:p>221.64583667</text:p>
          </table:table-cell>
          <table:table-cell office:value-type="float" office:value="221.64589572" calcext:value-type="float">
            <text:p>221.64589572</text:p>
          </table:table-cell>
          <table:table-cell office:value-type="float" office:value="221.64596996" calcext:value-type="float">
            <text:p>221.64596996</text:p>
          </table:table-cell>
          <table:table-cell office:value-type="float" office:value="221.64584091" calcext:value-type="float">
            <text:p>221.64584091</text:p>
          </table:table-cell>
          <table:table-cell office:value-type="float" office:value="222.32516754" calcext:value-type="float">
            <text:p>222.32516754</text:p>
          </table:table-cell>
          <table:table-cell office:value-type="float" office:value="222.32533153" calcext:value-type="float">
            <text:p>222.32533153</text:p>
          </table:table-cell>
          <table:table-cell office:value-type="float" office:value="222.32532972" calcext:value-type="float">
            <text:p>222.32532972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.2370164" calcext:value-type="float">
            <text:p>168.2370164</text:p>
          </table:table-cell>
          <table:table-cell office:value-type="float" office:value="168.23743791" calcext:value-type="float">
            <text:p>168.23743791</text:p>
          </table:table-cell>
          <table:table-cell office:value-type="float" office:value="168.23738907" calcext:value-type="float">
            <text:p>168.23738907</text:p>
          </table:table-cell>
          <table:table-cell office:value-type="float" office:value="168.23740298" calcext:value-type="float">
            <text:p>168.23740298</text:p>
          </table:table-cell>
          <table:table-cell office:value-type="float" office:value="168.23749348" calcext:value-type="float">
            <text:p>168.23749348</text:p>
          </table:table-cell>
          <table:table-cell office:value-type="float" office:value="168.2374691" calcext:value-type="float">
            <text:p>168.2374691</text:p>
          </table:table-cell>
          <table:table-cell office:value-type="float" office:value="168.2373865" calcext:value-type="float">
            <text:p>168.2373865</text:p>
          </table:table-cell>
          <table:table-cell office:value-type="float" office:value="168.23738674" calcext:value-type="float">
            <text:p>168.23738674</text:p>
          </table:table-cell>
          <table:table-cell office:value-type="float" office:value="168.23741093" calcext:value-type="float">
            <text:p>168.23741093</text:p>
          </table:table-cell>
          <table:table-cell office:value-type="float" office:value="168.23753485" calcext:value-type="float">
            <text:p>168.23753485</text:p>
          </table:table-cell>
          <table:table-cell office:value-type="float" office:value="168.23752448" calcext:value-type="float">
            <text:p>168.23752448</text:p>
          </table:table-cell>
          <table:table-cell office:value-type="float" office:value="168.40226601" calcext:value-type="float">
            <text:p>168.40226601</text:p>
          </table:table-cell>
          <table:table-cell office:value-type="float" office:value="168.40233488" calcext:value-type="float">
            <text:p>168.40233488</text:p>
          </table:table-cell>
          <table:table-cell office:value-type="float" office:value="168.40229208" calcext:value-type="float">
            <text:p>168.40229208</text:p>
          </table:table-cell>
          <table:table-cell office:value-type="float" office:value="168.40233859" calcext:value-type="float">
            <text:p>168.40233859</text:p>
          </table:table-cell>
          <table:table-cell office:value-type="float" office:value="168.40243712" calcext:value-type="float">
            <text:p>168.40243712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.32828839" calcext:value-type="float">
            <text:p>141.32828839</text:p>
          </table:table-cell>
          <table:table-cell office:value-type="float" office:value="141.32826353" calcext:value-type="float">
            <text:p>141.32826353</text:p>
          </table:table-cell>
          <table:table-cell office:value-type="float" office:value="141.32830351" calcext:value-type="float">
            <text:p>141.32830351</text:p>
          </table:table-cell>
          <table:table-cell office:value-type="float" office:value="141.32846953" calcext:value-type="float">
            <text:p>141.32846953</text:p>
          </table:table-cell>
          <table:table-cell office:value-type="float" office:value="141.32825862" calcext:value-type="float">
            <text:p>141.32825862</text:p>
          </table:table-cell>
          <table:table-cell office:value-type="float" office:value="141.32818057" calcext:value-type="float">
            <text:p>141.32818057</text:p>
          </table:table-cell>
          <table:table-cell office:value-type="float" office:value="141.32848514" calcext:value-type="float">
            <text:p>141.32848514</text:p>
          </table:table-cell>
          <table:table-cell office:value-type="float" office:value="141.32844332" calcext:value-type="float">
            <text:p>141.32844332</text:p>
          </table:table-cell>
          <table:table-cell office:value-type="float" office:value="141.32835617" calcext:value-type="float">
            <text:p>141.32835617</text:p>
          </table:table-cell>
          <table:table-cell office:value-type="float" office:value="141.32838401" calcext:value-type="float">
            <text:p>141.32838401</text:p>
          </table:table-cell>
          <table:table-cell office:value-type="float" office:value="141.32831468" calcext:value-type="float">
            <text:p>141.32831468</text:p>
          </table:table-cell>
          <table:table-cell office:value-type="float" office:value="141.32843817" calcext:value-type="float">
            <text:p>141.32843817</text:p>
          </table:table-cell>
          <table:table-cell office:value-type="float" office:value="141.32838395" calcext:value-type="float">
            <text:p>141.32838395</text:p>
          </table:table-cell>
          <table:table-cell office:value-type="float" office:value="141.32839886" calcext:value-type="float">
            <text:p>141.32839886</text:p>
          </table:table-cell>
          <table:table-cell office:value-type="float" office:value="141.32858658" calcext:value-type="float">
            <text:p>141.32858658</text:p>
          </table:table-cell>
          <table:table-cell office:value-type="float" office:value="141.3285534" calcext:value-type="float">
            <text:p>141.3285534</text:p>
          </table:table-cell>
          <table:table-cell office:value-type="float" office:value="141.32846822" calcext:value-type="float">
            <text:p>141.32846822</text:p>
          </table:table-cell>
          <table:table-cell office:value-type="float" office:value="141.32856115" calcext:value-type="float">
            <text:p>141.32856115</text:p>
          </table:table-cell>
          <table:table-cell office:value-type="float" office:value="141.32846339" calcext:value-type="float">
            <text:p>141.32846339</text:p>
          </table:table-cell>
          <table:table-cell office:value-type="float" office:value="141.32853899" calcext:value-type="float">
            <text:p>141.3285389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04812501" calcext:value-type="float">
            <text:p>114.04812501</text:p>
          </table:table-cell>
          <table:table-cell office:value-type="float" office:value="114.11154984" calcext:value-type="float">
            <text:p>114.11154984</text:p>
          </table:table-cell>
          <table:table-cell office:value-type="float" office:value="114.11152601" calcext:value-type="float">
            <text:p>114.11152601</text:p>
          </table:table-cell>
          <table:table-cell office:value-type="float" office:value="114.16854423" calcext:value-type="float">
            <text:p>114.16854423</text:p>
          </table:table-cell>
          <table:table-cell office:value-type="float" office:value="114.16819569" calcext:value-type="float">
            <text:p>114.16819569</text:p>
          </table:table-cell>
          <table:table-cell office:value-type="float" office:value="114.72458699" calcext:value-type="float">
            <text:p>114.72458699</text:p>
          </table:table-cell>
          <table:table-cell office:value-type="float" office:value="114.72461132" calcext:value-type="float">
            <text:p>114.72461132</text:p>
          </table:table-cell>
          <table:table-cell office:value-type="float" office:value="114.72442673" calcext:value-type="float">
            <text:p>114.72442673</text:p>
          </table:table-cell>
          <table:table-cell office:value-type="float" office:value="114.72459246" calcext:value-type="float">
            <text:p>114.72459246</text:p>
          </table:table-cell>
          <table:table-cell office:value-type="float" office:value="114.73239034" calcext:value-type="float">
            <text:p>114.73239034</text:p>
          </table:table-cell>
          <table:table-cell office:value-type="float" office:value="114.73159478" calcext:value-type="float">
            <text:p>114.73159478</text:p>
          </table:table-cell>
          <table:table-cell office:value-type="float" office:value="114.7324387" calcext:value-type="float">
            <text:p>114.7324387</text:p>
          </table:table-cell>
          <table:table-cell office:value-type="float" office:value="114.732261" calcext:value-type="float">
            <text:p>114.732261</text:p>
          </table:table-cell>
          <table:table-cell office:value-type="float" office:value="114.73222482" calcext:value-type="float">
            <text:p>114.73222482</text:p>
          </table:table-cell>
          <table:table-cell office:value-type="float" office:value="114.73233996" calcext:value-type="float">
            <text:p>114.73233996</text:p>
          </table:table-cell>
          <table:table-cell office:value-type="float" office:value="114.73233572" calcext:value-type="float">
            <text:p>114.73233572</text:p>
          </table:table-cell>
          <table:table-cell office:value-type="float" office:value="114.73246977" calcext:value-type="float">
            <text:p>114.73246977</text:p>
          </table:table-cell>
          <table:table-cell office:value-type="float" office:value="114.73237106" calcext:value-type="float">
            <text:p>114.73237106</text:p>
          </table:table-cell>
          <table:table-cell office:value-type="float" office:value="114.73242521" calcext:value-type="float">
            <text:p>114.73242521</text:p>
          </table:table-cell>
          <table:table-cell office:value-type="float" office:value="114.73250119" calcext:value-type="float">
            <text:p>114.73250119</text:p>
          </table:table-cell>
          <table:table-cell office:value-type="float" office:value="114.73249233" calcext:value-type="float">
            <text:p>114.73249233</text:p>
          </table:table-cell>
          <table:table-cell office:value-type="float" office:value="114.73259009" calcext:value-type="float">
            <text:p>114.73259009</text:p>
          </table:table-cell>
          <table:table-cell office:value-type="float" office:value="114.73250832" calcext:value-type="float">
            <text:p>114.73250832</text:p>
          </table:table-cell>
          <table:table-cell office:value-type="float" office:value="114.73255055" calcext:value-type="float">
            <text:p>114.732550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.40637379" calcext:value-type="float">
            <text:p>104.40637379</text:p>
          </table:table-cell>
          <table:table-cell office:value-type="float" office:value="104.40622809" calcext:value-type="float">
            <text:p>104.40622809</text:p>
          </table:table-cell>
          <table:table-cell office:value-type="float" office:value="104.40640807" calcext:value-type="float">
            <text:p>104.40640807</text:p>
          </table:table-cell>
          <table:table-cell office:value-type="float" office:value="104.40653633" calcext:value-type="float">
            <text:p>104.40653633</text:p>
          </table:table-cell>
          <table:table-cell office:value-type="float" office:value="104.40650697" calcext:value-type="float">
            <text:p>104.40650697</text:p>
          </table:table-cell>
          <table:table-cell office:value-type="float" office:value="104.65397341" calcext:value-type="float">
            <text:p>104.65397341</text:p>
          </table:table-cell>
          <table:table-cell office:value-type="float" office:value="104.65406152" calcext:value-type="float">
            <text:p>104.65406152</text:p>
          </table:table-cell>
          <table:table-cell office:value-type="float" office:value="104.65399458" calcext:value-type="float">
            <text:p>104.65399458</text:p>
          </table:table-cell>
          <table:table-cell office:value-type="float" office:value="104.65392371" calcext:value-type="float">
            <text:p>104.65392371</text:p>
          </table:table-cell>
          <table:table-cell office:value-type="float" office:value="104.65384303" calcext:value-type="float">
            <text:p>104.65384303</text:p>
          </table:table-cell>
          <table:table-cell office:value-type="float" office:value="104.65404642" calcext:value-type="float">
            <text:p>104.65404642</text:p>
          </table:table-cell>
          <table:table-cell office:value-type="float" office:value="104.65386471" calcext:value-type="float">
            <text:p>104.65386471</text:p>
          </table:table-cell>
          <table:table-cell office:value-type="float" office:value="104.65407433" calcext:value-type="float">
            <text:p>104.65407433</text:p>
          </table:table-cell>
          <table:table-cell office:value-type="float" office:value="104.65413688" calcext:value-type="float">
            <text:p>104.65413688</text:p>
          </table:table-cell>
          <table:table-cell office:value-type="float" office:value="106.45726694" calcext:value-type="float">
            <text:p>106.45726694</text:p>
          </table:table-cell>
          <table:table-cell office:value-type="float" office:value="106.45642426" calcext:value-type="float">
            <text:p>106.45642426</text:p>
          </table:table-cell>
          <table:table-cell office:value-type="float" office:value="106.45735778" calcext:value-type="float">
            <text:p>106.45735778</text:p>
          </table:table-cell>
          <table:table-cell office:value-type="float" office:value="106.45731243" calcext:value-type="float">
            <text:p>106.45731243</text:p>
          </table:table-cell>
          <table:table-cell office:value-type="float" office:value="106.45738651" calcext:value-type="float">
            <text:p>106.45738651</text:p>
          </table:table-cell>
          <table:table-cell office:value-type="float" office:value="106.45735357" calcext:value-type="float">
            <text:p>106.45735357</text:p>
          </table:table-cell>
          <table:table-cell office:value-type="float" office:value="106.45731673" calcext:value-type="float">
            <text:p>106.45731673</text:p>
          </table:table-cell>
          <table:table-cell office:value-type="float" office:value="106.45728408" calcext:value-type="float">
            <text:p>106.45728408</text:p>
          </table:table-cell>
          <table:table-cell office:value-type="float" office:value="106.45727808" calcext:value-type="float">
            <text:p>106.45727808</text:p>
          </table:table-cell>
          <table:table-cell office:value-type="float" office:value="106.45736587" calcext:value-type="float">
            <text:p>106.45736587</text:p>
          </table:table-cell>
          <table:table-cell office:value-type="float" office:value="107.22151647" calcext:value-type="float">
            <text:p>107.22151647</text:p>
          </table:table-cell>
          <table:table-cell office:value-type="float" office:value="107.22133816" calcext:value-type="float">
            <text:p>107.22133816</text:p>
          </table:table-cell>
          <table:table-cell office:value-type="float" office:value="107.22136014" calcext:value-type="float">
            <text:p>107.22136014</text:p>
          </table:table-cell>
          <table:table-cell office:value-type="float" office:value="107.22153119" calcext:value-type="float">
            <text:p>107.2215311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60496747" calcext:value-type="float">
            <text:p>94.60496747</text:p>
          </table:table-cell>
          <table:table-cell office:value-type="float" office:value="94.59273552" calcext:value-type="float">
            <text:p>94.59273552</text:p>
          </table:table-cell>
          <table:table-cell office:value-type="float" office:value="94.60497573" calcext:value-type="float">
            <text:p>94.60497573</text:p>
          </table:table-cell>
          <table:table-cell office:value-type="float" office:value="94.60519465" calcext:value-type="float">
            <text:p>94.60519465</text:p>
          </table:table-cell>
          <table:table-cell office:value-type="float" office:value="94.60497024" calcext:value-type="float">
            <text:p>94.60497024</text:p>
          </table:table-cell>
          <table:table-cell office:value-type="float" office:value="94.60502985" calcext:value-type="float">
            <text:p>94.60502985</text:p>
          </table:table-cell>
          <table:table-cell office:value-type="float" office:value="94.60485799" calcext:value-type="float">
            <text:p>94.60485799</text:p>
          </table:table-cell>
          <table:table-cell office:value-type="float" office:value="94.60507607" calcext:value-type="float">
            <text:p>94.60507607</text:p>
          </table:table-cell>
          <table:table-cell office:value-type="float" office:value="94.60512976" calcext:value-type="float">
            <text:p>94.60512976</text:p>
          </table:table-cell>
          <table:table-cell office:value-type="float" office:value="94.60509799" calcext:value-type="float">
            <text:p>94.60509799</text:p>
          </table:table-cell>
          <table:table-cell office:value-type="float" office:value="94.60505054" calcext:value-type="float">
            <text:p>94.60505054</text:p>
          </table:table-cell>
          <table:table-cell office:value-type="float" office:value="94.60493639" calcext:value-type="float">
            <text:p>94.60493639</text:p>
          </table:table-cell>
          <table:table-cell office:value-type="float" office:value="94.60504083" calcext:value-type="float">
            <text:p>94.60504083</text:p>
          </table:table-cell>
          <table:table-cell office:value-type="float" office:value="94.60487248" calcext:value-type="float">
            <text:p>94.60487248</text:p>
          </table:table-cell>
          <table:table-cell office:value-type="float" office:value="94.60518175" calcext:value-type="float">
            <text:p>94.60518175</text:p>
          </table:table-cell>
          <table:table-cell office:value-type="float" office:value="94.60507595" calcext:value-type="float">
            <text:p>94.60507595</text:p>
          </table:table-cell>
          <table:table-cell office:value-type="float" office:value="94.6050872" calcext:value-type="float">
            <text:p>94.6050872</text:p>
          </table:table-cell>
          <table:table-cell office:value-type="float" office:value="94.60483464" calcext:value-type="float">
            <text:p>94.60483464</text:p>
          </table:table-cell>
          <table:table-cell office:value-type="float" office:value="94.59242278" calcext:value-type="float">
            <text:p>94.59242278</text:p>
          </table:table-cell>
          <table:table-cell office:value-type="float" office:value="94.60496541" calcext:value-type="float">
            <text:p>94.60496541</text:p>
          </table:table-cell>
          <table:table-cell office:value-type="float" office:value="94.60501311" calcext:value-type="float">
            <text:p>94.60501311</text:p>
          </table:table-cell>
          <table:table-cell office:value-type="float" office:value="94.60520768" calcext:value-type="float">
            <text:p>94.60520768</text:p>
          </table:table-cell>
          <table:table-cell office:value-type="float" office:value="94.81938255" calcext:value-type="float">
            <text:p>94.81938255</text:p>
          </table:table-cell>
          <table:table-cell office:value-type="float" office:value="94.82403816" calcext:value-type="float">
            <text:p>94.82403816</text:p>
          </table:table-cell>
          <table:table-cell office:value-type="float" office:value="94.82421045" calcext:value-type="float">
            <text:p>94.82421045</text:p>
          </table:table-cell>
          <table:table-cell office:value-type="float" office:value="94.82397446" calcext:value-type="float">
            <text:p>94.82397446</text:p>
          </table:table-cell>
          <table:table-cell office:value-type="float" office:value="94.8240523" calcext:value-type="float">
            <text:p>94.8240523</text:p>
          </table:table-cell>
          <table:table-cell office:value-type="float" office:value="94.82418511" calcext:value-type="float">
            <text:p>94.82418511</text:p>
          </table:table-cell>
          <table:table-cell office:value-type="float" office:value="94.82424024" calcext:value-type="float">
            <text:p>94.82424024</text:p>
          </table:table-cell>
          <table:table-cell office:value-type="float" office:value="94.81649553" calcext:value-type="float">
            <text:p>94.81649553</text:p>
          </table:table-cell>
          <table:table-cell office:value-type="float" office:value="94.82431096" calcext:value-type="float">
            <text:p>94.82431096</text:p>
          </table:table-cell>
          <table:table-cell office:value-type="float" office:value="94.82434104" calcext:value-type="float">
            <text:p>94.82434104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45600537" calcext:value-type="float">
            <text:p>81.45600537</text:p>
          </table:table-cell>
          <table:table-cell office:value-type="float" office:value="84.66009377" calcext:value-type="float">
            <text:p>84.66009377</text:p>
          </table:table-cell>
          <table:table-cell office:value-type="float" office:value="84.65982959" calcext:value-type="float">
            <text:p>84.65982959</text:p>
          </table:table-cell>
          <table:table-cell office:value-type="float" office:value="84.65995339" calcext:value-type="float">
            <text:p>84.65995339</text:p>
          </table:table-cell>
          <table:table-cell office:value-type="float" office:value="84.65730251" calcext:value-type="float">
            <text:p>84.65730251</text:p>
          </table:table-cell>
          <table:table-cell office:value-type="float" office:value="84.65982913" calcext:value-type="float">
            <text:p>84.65982913</text:p>
          </table:table-cell>
          <table:table-cell office:value-type="float" office:value="84.9762452" calcext:value-type="float">
            <text:p>84.9762452</text:p>
          </table:table-cell>
          <table:table-cell office:value-type="float" office:value="84.97060339" calcext:value-type="float">
            <text:p>84.97060339</text:p>
          </table:table-cell>
          <table:table-cell office:value-type="float" office:value="84.97627739" calcext:value-type="float">
            <text:p>84.97627739</text:p>
          </table:table-cell>
          <table:table-cell office:value-type="float" office:value="84.97602394" calcext:value-type="float">
            <text:p>84.97602394</text:p>
          </table:table-cell>
          <table:table-cell office:value-type="float" office:value="84.97549684" calcext:value-type="float">
            <text:p>84.97549684</text:p>
          </table:table-cell>
          <table:table-cell office:value-type="float" office:value="84.9764068" calcext:value-type="float">
            <text:p>84.9764068</text:p>
          </table:table-cell>
          <table:table-cell office:value-type="float" office:value="85.19082018" calcext:value-type="float">
            <text:p>85.19082018</text:p>
          </table:table-cell>
          <table:table-cell office:value-type="float" office:value="85.1908554" calcext:value-type="float">
            <text:p>85.1908554</text:p>
          </table:table-cell>
          <table:table-cell office:value-type="float" office:value="85.19075274" calcext:value-type="float">
            <text:p>85.19075274</text:p>
          </table:table-cell>
          <table:table-cell office:value-type="float" office:value="85.1841837" calcext:value-type="float">
            <text:p>85.1841837</text:p>
          </table:table-cell>
          <table:table-cell office:value-type="float" office:value="85.19107457" calcext:value-type="float">
            <text:p>85.19107457</text:p>
          </table:table-cell>
          <table:table-cell office:value-type="float" office:value="85.19084455" calcext:value-type="float">
            <text:p>85.19084455</text:p>
          </table:table-cell>
          <table:table-cell office:value-type="float" office:value="85.19102632" calcext:value-type="float">
            <text:p>85.19102632</text:p>
          </table:table-cell>
          <table:table-cell office:value-type="float" office:value="85.19097792" calcext:value-type="float">
            <text:p>85.19097792</text:p>
          </table:table-cell>
          <table:table-cell office:value-type="float" office:value="85.19114776" calcext:value-type="float">
            <text:p>85.19114776</text:p>
          </table:table-cell>
          <table:table-cell office:value-type="float" office:value="85.19104343" calcext:value-type="float">
            <text:p>85.19104343</text:p>
          </table:table-cell>
          <table:table-cell office:value-type="float" office:value="85.19102997" calcext:value-type="float">
            <text:p>85.19102997</text:p>
          </table:table-cell>
          <table:table-cell office:value-type="float" office:value="85.32721366" calcext:value-type="float">
            <text:p>85.32721366</text:p>
          </table:table-cell>
          <table:table-cell office:value-type="float" office:value="85.32732978" calcext:value-type="float">
            <text:p>85.32732978</text:p>
          </table:table-cell>
          <table:table-cell office:value-type="float" office:value="85.32034928" calcext:value-type="float">
            <text:p>85.32034928</text:p>
          </table:table-cell>
          <table:table-cell office:value-type="float" office:value="85.32745445" calcext:value-type="float">
            <text:p>85.32745445</text:p>
          </table:table-cell>
          <table:table-cell office:value-type="float" office:value="85.32735779" calcext:value-type="float">
            <text:p>85.32735779</text:p>
          </table:table-cell>
          <table:table-cell office:value-type="float" office:value="85.32743614" calcext:value-type="float">
            <text:p>85.32743614</text:p>
          </table:table-cell>
          <table:table-cell office:value-type="float" office:value="85.32733538" calcext:value-type="float">
            <text:p>85.32733538</text:p>
          </table:table-cell>
          <table:table-cell office:value-type="float" office:value="85.32734882" calcext:value-type="float">
            <text:p>85.32734882</text:p>
          </table:table-cell>
          <table:table-cell office:value-type="float" office:value="85.32723207" calcext:value-type="float">
            <text:p>85.32723207</text:p>
          </table:table-cell>
          <table:table-cell office:value-type="float" office:value="85.32733625" calcext:value-type="float">
            <text:p>85.32733625</text:p>
          </table:table-cell>
          <table:table-cell office:value-type="float" office:value="85.32749963" calcext:value-type="float">
            <text:p>85.32749963</text:p>
          </table:table-cell>
          <table:table-cell office:value-type="float" office:value="85.32739223" calcext:value-type="float">
            <text:p>85.32739223</text:p>
          </table:table-cell>
          <table:table-cell office:value-type="float" office:value="85.32751574" calcext:value-type="float">
            <text:p>85.3275157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.15825193" calcext:value-type="float">
            <text:p>77.15825193</text:p>
          </table:table-cell>
          <table:table-cell office:value-type="float" office:value="77.15846022" calcext:value-type="float">
            <text:p>77.15846022</text:p>
          </table:table-cell>
          <table:table-cell office:value-type="float" office:value="77.15854389" calcext:value-type="float">
            <text:p>77.15854389</text:p>
          </table:table-cell>
          <table:table-cell office:value-type="float" office:value="77.15848781" calcext:value-type="float">
            <text:p>77.15848781</text:p>
          </table:table-cell>
          <table:table-cell office:value-type="float" office:value="77.15853023" calcext:value-type="float">
            <text:p>77.15853023</text:p>
          </table:table-cell>
          <table:table-cell office:value-type="float" office:value="79.80019224" calcext:value-type="float">
            <text:p>79.80019224</text:p>
          </table:table-cell>
          <table:table-cell office:value-type="float" office:value="79.799953" calcext:value-type="float">
            <text:p>79.799953</text:p>
          </table:table-cell>
          <table:table-cell office:value-type="float" office:value="79.79990073" calcext:value-type="float">
            <text:p>79.79990073</text:p>
          </table:table-cell>
          <table:table-cell office:value-type="float" office:value="79.80013358" calcext:value-type="float">
            <text:p>79.80013358</text:p>
          </table:table-cell>
          <table:table-cell office:value-type="float" office:value="79.80004779" calcext:value-type="float">
            <text:p>79.80004779</text:p>
          </table:table-cell>
          <table:table-cell office:value-type="float" office:value="79.79960101" calcext:value-type="float">
            <text:p>79.79960101</text:p>
          </table:table-cell>
          <table:table-cell office:value-type="float" office:value="79.78766707" calcext:value-type="float">
            <text:p>79.78766707</text:p>
          </table:table-cell>
          <table:table-cell office:value-type="float" office:value="79.79994232" calcext:value-type="float">
            <text:p>79.79994232</text:p>
          </table:table-cell>
          <table:table-cell office:value-type="float" office:value="79.80016581" calcext:value-type="float">
            <text:p>79.80016581</text:p>
          </table:table-cell>
          <table:table-cell office:value-type="float" office:value="79.79995994" calcext:value-type="float">
            <text:p>79.79995994</text:p>
          </table:table-cell>
          <table:table-cell office:value-type="float" office:value="79.79956129" calcext:value-type="float">
            <text:p>79.79956129</text:p>
          </table:table-cell>
          <table:table-cell office:value-type="float" office:value="79.80017974" calcext:value-type="float">
            <text:p>79.80017974</text:p>
          </table:table-cell>
          <table:table-cell office:value-type="float" office:value="79.80008668" calcext:value-type="float">
            <text:p>79.80008668</text:p>
          </table:table-cell>
          <table:table-cell office:value-type="float" office:value="79.80025927" calcext:value-type="float">
            <text:p>79.80025927</text:p>
          </table:table-cell>
          <table:table-cell office:value-type="float" office:value="79.80010163" calcext:value-type="float">
            <text:p>79.80010163</text:p>
          </table:table-cell>
          <table:table-cell office:value-type="float" office:value="79.800263" calcext:value-type="float">
            <text:p>79.800263</text:p>
          </table:table-cell>
          <table:table-cell office:value-type="float" office:value="79.80013624" calcext:value-type="float">
            <text:p>79.80013624</text:p>
          </table:table-cell>
          <table:table-cell office:value-type="float" office:value="79.78777777" calcext:value-type="float">
            <text:p>79.78777777</text:p>
          </table:table-cell>
          <table:table-cell office:value-type="float" office:value="79.78905408" calcext:value-type="float">
            <text:p>79.78905408</text:p>
          </table:table-cell>
          <table:table-cell office:value-type="float" office:value="79.80017181" calcext:value-type="float">
            <text:p>79.80017181</text:p>
          </table:table-cell>
          <table:table-cell office:value-type="float" office:value="79.80035676" calcext:value-type="float">
            <text:p>79.80035676</text:p>
          </table:table-cell>
          <table:table-cell office:value-type="float" office:value="79.80014045" calcext:value-type="float">
            <text:p>79.80014045</text:p>
          </table:table-cell>
          <table:table-cell office:value-type="float" office:value="79.80044943" calcext:value-type="float">
            <text:p>79.80044943</text:p>
          </table:table-cell>
          <table:table-cell office:value-type="float" office:value="79.80042713" calcext:value-type="float">
            <text:p>79.80042713</text:p>
          </table:table-cell>
          <table:table-cell office:value-type="float" office:value="79.79733499" calcext:value-type="float">
            <text:p>79.79733499</text:p>
          </table:table-cell>
          <table:table-cell office:value-type="float" office:value="79.78790711" calcext:value-type="float">
            <text:p>79.78790711</text:p>
          </table:table-cell>
          <table:table-cell office:value-type="float" office:value="79.80019389" calcext:value-type="float">
            <text:p>79.80019389</text:p>
          </table:table-cell>
          <table:table-cell office:value-type="float" office:value="79.80051902" calcext:value-type="float">
            <text:p>79.80051902</text:p>
          </table:table-cell>
          <table:table-cell office:value-type="float" office:value="79.8004269" calcext:value-type="float">
            <text:p>79.8004269</text:p>
          </table:table-cell>
          <table:table-cell office:value-type="float" office:value="79.80038957" calcext:value-type="float">
            <text:p>79.80038957</text:p>
          </table:table-cell>
          <table:table-cell office:value-type="float" office:value="79.8003374" calcext:value-type="float">
            <text:p>79.8003374</text:p>
          </table:table-cell>
          <table:table-cell office:value-type="float" office:value="79.80034686" calcext:value-type="float">
            <text:p>79.80034686</text:p>
          </table:table-cell>
          <table:table-cell office:value-type="float" office:value="79.78811232" calcext:value-type="float">
            <text:p>79.78811232</text:p>
          </table:table-cell>
          <table:table-cell office:value-type="float" office:value="79.80049337" calcext:value-type="float">
            <text:p>79.80049337</text:p>
          </table:table-cell>
          <table:table-cell office:value-type="float" office:value="79.80045013" calcext:value-type="float">
            <text:p>79.8004501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06956869" calcext:value-type="float">
            <text:p>71.06956869</text:p>
          </table:table-cell>
          <table:table-cell office:value-type="float" office:value="71.05741697" calcext:value-type="float">
            <text:p>71.05741697</text:p>
          </table:table-cell>
          <table:table-cell office:value-type="float" office:value="71.06981559" calcext:value-type="float">
            <text:p>71.06981559</text:p>
          </table:table-cell>
          <table:table-cell office:value-type="float" office:value="71.06961552" calcext:value-type="float">
            <text:p>71.06961552</text:p>
          </table:table-cell>
          <table:table-cell office:value-type="float" office:value="71.06959694" calcext:value-type="float">
            <text:p>71.06959694</text:p>
          </table:table-cell>
          <table:table-cell office:value-type="float" office:value="71.05668257" calcext:value-type="float">
            <text:p>71.05668257</text:p>
          </table:table-cell>
          <table:table-cell office:value-type="float" office:value="71.06967031" calcext:value-type="float">
            <text:p>71.06967031</text:p>
          </table:table-cell>
          <table:table-cell office:value-type="float" office:value="71.05758117" calcext:value-type="float">
            <text:p>71.05758117</text:p>
          </table:table-cell>
          <table:table-cell office:value-type="float" office:value="72.63598542" calcext:value-type="float">
            <text:p>72.63598542</text:p>
          </table:table-cell>
          <table:table-cell office:value-type="float" office:value="72.63590865" calcext:value-type="float">
            <text:p>72.63590865</text:p>
          </table:table-cell>
          <table:table-cell office:value-type="float" office:value="72.62421783" calcext:value-type="float">
            <text:p>72.62421783</text:p>
          </table:table-cell>
          <table:table-cell office:value-type="float" office:value="72.63634095" calcext:value-type="float">
            <text:p>72.63634095</text:p>
          </table:table-cell>
          <table:table-cell office:value-type="float" office:value="72.63624884" calcext:value-type="float">
            <text:p>72.63624884</text:p>
          </table:table-cell>
          <table:table-cell office:value-type="float" office:value="72.63584379" calcext:value-type="float">
            <text:p>72.63584379</text:p>
          </table:table-cell>
          <table:table-cell office:value-type="float" office:value="72.63619052" calcext:value-type="float">
            <text:p>72.63619052</text:p>
          </table:table-cell>
          <table:table-cell office:value-type="float" office:value="72.63646631" calcext:value-type="float">
            <text:p>72.63646631</text:p>
          </table:table-cell>
          <table:table-cell office:value-type="float" office:value="72.63596515" calcext:value-type="float">
            <text:p>72.63596515</text:p>
          </table:table-cell>
          <table:table-cell office:value-type="float" office:value="72.63626278" calcext:value-type="float">
            <text:p>72.63626278</text:p>
          </table:table-cell>
          <table:table-cell office:value-type="float" office:value="72.63643981" calcext:value-type="float">
            <text:p>72.63643981</text:p>
          </table:table-cell>
          <table:table-cell office:value-type="float" office:value="72.63599695" calcext:value-type="float">
            <text:p>72.63599695</text:p>
          </table:table-cell>
          <table:table-cell office:value-type="float" office:value="72.62504326" calcext:value-type="float">
            <text:p>72.62504326</text:p>
          </table:table-cell>
          <table:table-cell office:value-type="float" office:value="72.636476" calcext:value-type="float">
            <text:p>72.636476</text:p>
          </table:table-cell>
          <table:table-cell office:value-type="float" office:value="72.63640412" calcext:value-type="float">
            <text:p>72.63640412</text:p>
          </table:table-cell>
          <table:table-cell office:value-type="float" office:value="72.62892684" calcext:value-type="float">
            <text:p>72.62892684</text:p>
          </table:table-cell>
          <table:table-cell office:value-type="float" office:value="72.63641607" calcext:value-type="float">
            <text:p>72.63641607</text:p>
          </table:table-cell>
          <table:table-cell office:value-type="float" office:value="72.63649045" calcext:value-type="float">
            <text:p>72.63649045</text:p>
          </table:table-cell>
          <table:table-cell office:value-type="float" office:value="72.63403476" calcext:value-type="float">
            <text:p>72.63403476</text:p>
          </table:table-cell>
          <table:table-cell office:value-type="float" office:value="72.636341" calcext:value-type="float">
            <text:p>72.636341</text:p>
          </table:table-cell>
          <table:table-cell office:value-type="float" office:value="72.63601667" calcext:value-type="float">
            <text:p>72.63601667</text:p>
          </table:table-cell>
          <table:table-cell office:value-type="float" office:value="72.65257662" calcext:value-type="float">
            <text:p>72.65257662</text:p>
          </table:table-cell>
          <table:table-cell office:value-type="float" office:value="72.6521594" calcext:value-type="float">
            <text:p>72.6521594</text:p>
          </table:table-cell>
          <table:table-cell office:value-type="float" office:value="72.66467163" calcext:value-type="float">
            <text:p>72.66467163</text:p>
          </table:table-cell>
          <table:table-cell office:value-type="float" office:value="72.66471346" calcext:value-type="float">
            <text:p>72.66471346</text:p>
          </table:table-cell>
          <table:table-cell office:value-type="float" office:value="72.6647116" calcext:value-type="float">
            <text:p>72.6647116</text:p>
          </table:table-cell>
          <table:table-cell office:value-type="float" office:value="72.66467638" calcext:value-type="float">
            <text:p>72.66467638</text:p>
          </table:table-cell>
          <table:table-cell office:value-type="float" office:value="72.66457396" calcext:value-type="float">
            <text:p>72.66457396</text:p>
          </table:table-cell>
          <table:table-cell office:value-type="float" office:value="72.66430456" calcext:value-type="float">
            <text:p>72.66430456</text:p>
          </table:table-cell>
          <table:table-cell office:value-type="float" office:value="72.66427108" calcext:value-type="float">
            <text:p>72.66427108</text:p>
          </table:table-cell>
          <table:table-cell office:value-type="float" office:value="72.66414235" calcext:value-type="float">
            <text:p>72.66414235</text:p>
          </table:table-cell>
          <table:table-cell office:value-type="float" office:value="72.66417743" calcext:value-type="float">
            <text:p>72.66417743</text:p>
          </table:table-cell>
          <table:table-cell office:value-type="float" office:value="72.66441197" calcext:value-type="float">
            <text:p>72.66441197</text:p>
          </table:table-cell>
          <table:table-cell office:value-type="float" office:value="72.66443086" calcext:value-type="float">
            <text:p>72.66443086</text:p>
          </table:table-cell>
          <table:table-cell office:value-type="float" office:value="72.66427786" calcext:value-type="float">
            <text:p>72.66427786</text:p>
          </table:table-cell>
          <table:table-cell office:value-type="float" office:value="72.6647017" calcext:value-type="float">
            <text:p>72.66470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.33579796" calcext:value-type="float">
            <text:p>63.33579796</text:p>
          </table:table-cell>
          <table:table-cell office:value-type="float" office:value="64.90183056" calcext:value-type="float">
            <text:p>64.90183056</text:p>
          </table:table-cell>
          <table:table-cell office:value-type="float" office:value="64.90161445" calcext:value-type="float">
            <text:p>64.90161445</text:p>
          </table:table-cell>
          <table:table-cell office:value-type="float" office:value="64.9018152" calcext:value-type="float">
            <text:p>64.9018152</text:p>
          </table:table-cell>
          <table:table-cell office:value-type="float" office:value="64.9052361" calcext:value-type="float">
            <text:p>64.9052361</text:p>
          </table:table-cell>
          <table:table-cell office:value-type="float" office:value="69.53795925" calcext:value-type="float">
            <text:p>69.53795925</text:p>
          </table:table-cell>
          <table:table-cell office:value-type="float" office:value="69.54142841" calcext:value-type="float">
            <text:p>69.54142841</text:p>
          </table:table-cell>
          <table:table-cell office:value-type="float" office:value="69.54125581" calcext:value-type="float">
            <text:p>69.54125581</text:p>
          </table:table-cell>
          <table:table-cell office:value-type="float" office:value="69.52872612" calcext:value-type="float">
            <text:p>69.52872612</text:p>
          </table:table-cell>
          <table:table-cell office:value-type="float" office:value="69.54119068" calcext:value-type="float">
            <text:p>69.54119068</text:p>
          </table:table-cell>
          <table:table-cell office:value-type="float" office:value="69.52882785" calcext:value-type="float">
            <text:p>69.52882785</text:p>
          </table:table-cell>
          <table:table-cell office:value-type="float" office:value="69.54118688" calcext:value-type="float">
            <text:p>69.54118688</text:p>
          </table:table-cell>
          <table:table-cell office:value-type="float" office:value="69.54131548" calcext:value-type="float">
            <text:p>69.54131548</text:p>
          </table:table-cell>
          <table:table-cell office:value-type="float" office:value="69.54147693" calcext:value-type="float">
            <text:p>69.54147693</text:p>
          </table:table-cell>
          <table:table-cell office:value-type="float" office:value="69.54045632" calcext:value-type="float">
            <text:p>69.54045632</text:p>
          </table:table-cell>
          <table:table-cell office:value-type="float" office:value="69.54159154" calcext:value-type="float">
            <text:p>69.54159154</text:p>
          </table:table-cell>
          <table:table-cell office:value-type="float" office:value="69.54159117" calcext:value-type="float">
            <text:p>69.54159117</text:p>
          </table:table-cell>
          <table:table-cell office:value-type="float" office:value="69.54119957" calcext:value-type="float">
            <text:p>69.54119957</text:p>
          </table:table-cell>
          <table:table-cell office:value-type="float" office:value="69.54159348" calcext:value-type="float">
            <text:p>69.54159348</text:p>
          </table:table-cell>
          <table:table-cell office:value-type="float" office:value="69.54146626" calcext:value-type="float">
            <text:p>69.54146626</text:p>
          </table:table-cell>
          <table:table-cell office:value-type="float" office:value="69.52899351" calcext:value-type="float">
            <text:p>69.52899351</text:p>
          </table:table-cell>
          <table:table-cell office:value-type="float" office:value="69.54155571" calcext:value-type="float">
            <text:p>69.54155571</text:p>
          </table:table-cell>
          <table:table-cell office:value-type="float" office:value="69.53215781" calcext:value-type="float">
            <text:p>69.53215781</text:p>
          </table:table-cell>
          <table:table-cell office:value-type="float" office:value="69.53617138" calcext:value-type="float">
            <text:p>69.53617138</text:p>
          </table:table-cell>
          <table:table-cell office:value-type="float" office:value="69.54174134" calcext:value-type="float">
            <text:p>69.54174134</text:p>
          </table:table-cell>
          <table:table-cell office:value-type="float" office:value="69.54155376" calcext:value-type="float">
            <text:p>69.54155376</text:p>
          </table:table-cell>
          <table:table-cell office:value-type="float" office:value="69.54143248" calcext:value-type="float">
            <text:p>69.54143248</text:p>
          </table:table-cell>
          <table:table-cell office:value-type="float" office:value="69.54147387" calcext:value-type="float">
            <text:p>69.54147387</text:p>
          </table:table-cell>
          <table:table-cell office:value-type="float" office:value="69.54154637" calcext:value-type="float">
            <text:p>69.54154637</text:p>
          </table:table-cell>
          <table:table-cell office:value-type="float" office:value="69.54148661" calcext:value-type="float">
            <text:p>69.54148661</text:p>
          </table:table-cell>
          <table:table-cell office:value-type="float" office:value="71.52507987" calcext:value-type="float">
            <text:p>71.52507987</text:p>
          </table:table-cell>
          <table:table-cell office:value-type="float" office:value="71.52502317" calcext:value-type="float">
            <text:p>71.52502317</text:p>
          </table:table-cell>
          <table:table-cell office:value-type="float" office:value="71.52491523" calcext:value-type="float">
            <text:p>71.52491523</text:p>
          </table:table-cell>
          <table:table-cell office:value-type="float" office:value="71.51232033" calcext:value-type="float">
            <text:p>71.51232033</text:p>
          </table:table-cell>
          <table:table-cell office:value-type="float" office:value="71.51237204" calcext:value-type="float">
            <text:p>71.51237204</text:p>
          </table:table-cell>
          <table:table-cell office:value-type="float" office:value="71.5250288" calcext:value-type="float">
            <text:p>71.5250288</text:p>
          </table:table-cell>
          <table:table-cell office:value-type="float" office:value="71.52511635" calcext:value-type="float">
            <text:p>71.52511635</text:p>
          </table:table-cell>
          <table:table-cell office:value-type="float" office:value="71.5250158" calcext:value-type="float">
            <text:p>71.5250158</text:p>
          </table:table-cell>
          <table:table-cell office:value-type="float" office:value="71.52504189" calcext:value-type="float">
            <text:p>71.52504189</text:p>
          </table:table-cell>
          <table:table-cell office:value-type="float" office:value="71.51972704" calcext:value-type="float">
            <text:p>71.51972704</text:p>
          </table:table-cell>
          <table:table-cell office:value-type="float" office:value="71.52520393" calcext:value-type="float">
            <text:p>71.52520393</text:p>
          </table:table-cell>
          <table:table-cell office:value-type="float" office:value="71.52501367" calcext:value-type="float">
            <text:p>71.52501367</text:p>
          </table:table-cell>
          <table:table-cell office:value-type="float" office:value="71.52505529" calcext:value-type="float">
            <text:p>71.52505529</text:p>
          </table:table-cell>
          <table:table-cell office:value-type="float" office:value="71.52528653" calcext:value-type="float">
            <text:p>71.52528653</text:p>
          </table:table-cell>
          <table:table-cell office:value-type="float" office:value="71.52247996" calcext:value-type="float">
            <text:p>71.52247996</text:p>
          </table:table-cell>
          <table:table-cell office:value-type="float" office:value="73.9633799" calcext:value-type="float">
            <text:p>73.9633799</text:p>
          </table:table-cell>
          <table:table-cell office:value-type="float" office:value="73.96354874" calcext:value-type="float">
            <text:p>73.96354874</text:p>
          </table:table-cell>
          <table:table-cell office:value-type="float" office:value="73.96382247" calcext:value-type="float">
            <text:p>73.963822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429641" calcext:value-type="float">
            <text:p>2629.42964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0.47947822" calcext:value-type="float">
            <text:p>660.47947822</text:p>
          </table:table-cell>
          <table:table-cell office:value-type="float" office:value="662.54197968" calcext:value-type="float">
            <text:p>662.54197968</text:p>
          </table:table-cell>
          <table:table-cell office:value-type="float" office:value="662.54202578" calcext:value-type="float">
            <text:p>662.54202578</text:p>
          </table:table-cell>
          <table:table-cell office:value-type="float" office:value="662.54154823" calcext:value-type="float">
            <text:p>662.5415482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.1730621" calcext:value-type="float">
            <text:p>330.1730621</text:p>
          </table:table-cell>
          <table:table-cell office:value-type="float" office:value="330.79553637" calcext:value-type="float">
            <text:p>330.79553637</text:p>
          </table:table-cell>
          <table:table-cell office:value-type="float" office:value="330.79478084" calcext:value-type="float">
            <text:p>330.79478084</text:p>
          </table:table-cell>
          <table:table-cell office:value-type="float" office:value="330.79523249" calcext:value-type="float">
            <text:p>330.79523249</text:p>
          </table:table-cell>
          <table:table-cell office:value-type="float" office:value="330.79564432" calcext:value-type="float">
            <text:p>330.79564432</text:p>
          </table:table-cell>
          <table:table-cell office:value-type="float" office:value="330.79566567" calcext:value-type="float">
            <text:p>330.79566567</text:p>
          </table:table-cell>
          <table:table-cell office:value-type="float" office:value="330.79552009" calcext:value-type="float">
            <text:p>330.79552009</text:p>
          </table:table-cell>
          <table:table-cell office:value-type="float" office:value="330.79524207" calcext:value-type="float">
            <text:p>330.7952420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38301851" calcext:value-type="float">
            <text:p>220.38301851</text:p>
          </table:table-cell>
          <table:table-cell office:value-type="float" office:value="220.38293652" calcext:value-type="float">
            <text:p>220.38293652</text:p>
          </table:table-cell>
          <table:table-cell office:value-type="float" office:value="220.38282961" calcext:value-type="float">
            <text:p>220.38282961</text:p>
          </table:table-cell>
          <table:table-cell office:value-type="float" office:value="220.38270377" calcext:value-type="float">
            <text:p>220.38270377</text:p>
          </table:table-cell>
          <table:table-cell office:value-type="float" office:value="220.38259176" calcext:value-type="float">
            <text:p>220.38259176</text:p>
          </table:table-cell>
          <table:table-cell office:value-type="float" office:value="224.65449177" calcext:value-type="float">
            <text:p>224.65449177</text:p>
          </table:table-cell>
          <table:table-cell office:value-type="float" office:value="224.64940794" calcext:value-type="float">
            <text:p>224.64940794</text:p>
          </table:table-cell>
          <table:table-cell office:value-type="float" office:value="224.65443831" calcext:value-type="float">
            <text:p>224.65443831</text:p>
          </table:table-cell>
          <table:table-cell office:value-type="float" office:value="224.6544203" calcext:value-type="float">
            <text:p>224.6544203</text:p>
          </table:table-cell>
          <table:table-cell office:value-type="float" office:value="224.65453443" calcext:value-type="float">
            <text:p>224.65453443</text:p>
          </table:table-cell>
          <table:table-cell office:value-type="float" office:value="224.65447267" calcext:value-type="float">
            <text:p>224.65447267</text:p>
          </table:table-cell>
          <table:table-cell office:value-type="float" office:value="224.65454961" calcext:value-type="float">
            <text:p>224.654549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.74128604" calcext:value-type="float">
            <text:p>167.74128604</text:p>
          </table:table-cell>
          <table:table-cell office:value-type="float" office:value="167.74146156" calcext:value-type="float">
            <text:p>167.74146156</text:p>
          </table:table-cell>
          <table:table-cell office:value-type="float" office:value="167.74143547" calcext:value-type="float">
            <text:p>167.74143547</text:p>
          </table:table-cell>
          <table:table-cell office:value-type="float" office:value="167.74134735" calcext:value-type="float">
            <text:p>167.74134735</text:p>
          </table:table-cell>
          <table:table-cell office:value-type="float" office:value="167.74155553" calcext:value-type="float">
            <text:p>167.74155553</text:p>
          </table:table-cell>
          <table:table-cell office:value-type="float" office:value="167.7414722" calcext:value-type="float">
            <text:p>167.7414722</text:p>
          </table:table-cell>
          <table:table-cell office:value-type="float" office:value="167.74129885" calcext:value-type="float">
            <text:p>167.74129885</text:p>
          </table:table-cell>
          <table:table-cell office:value-type="float" office:value="167.74153937" calcext:value-type="float">
            <text:p>167.74153937</text:p>
          </table:table-cell>
          <table:table-cell office:value-type="float" office:value="167.74154998" calcext:value-type="float">
            <text:p>167.74154998</text:p>
          </table:table-cell>
          <table:table-cell office:value-type="float" office:value="167.74155644" calcext:value-type="float">
            <text:p>167.74155644</text:p>
          </table:table-cell>
          <table:table-cell office:value-type="float" office:value="167.74152431" calcext:value-type="float">
            <text:p>167.74152431</text:p>
          </table:table-cell>
          <table:table-cell office:value-type="float" office:value="167.74126507" calcext:value-type="float">
            <text:p>167.74126507</text:p>
          </table:table-cell>
          <table:table-cell office:value-type="float" office:value="167.74127871" calcext:value-type="float">
            <text:p>167.74127871</text:p>
          </table:table-cell>
          <table:table-cell office:value-type="float" office:value="170.64968641" calcext:value-type="float">
            <text:p>170.64968641</text:p>
          </table:table-cell>
          <table:table-cell office:value-type="float" office:value="170.64983768" calcext:value-type="float">
            <text:p>170.64983768</text:p>
          </table:table-cell>
          <table:table-cell office:value-type="float" office:value="170.64987127" calcext:value-type="float">
            <text:p>170.64987127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.26667281" calcext:value-type="float">
            <text:p>135.26667281</text:p>
          </table:table-cell>
          <table:table-cell office:value-type="float" office:value="141.17741003" calcext:value-type="float">
            <text:p>141.17741003</text:p>
          </table:table-cell>
          <table:table-cell office:value-type="float" office:value="141.17794782" calcext:value-type="float">
            <text:p>141.17794782</text:p>
          </table:table-cell>
          <table:table-cell office:value-type="float" office:value="141.17796383" calcext:value-type="float">
            <text:p>141.17796383</text:p>
          </table:table-cell>
          <table:table-cell office:value-type="float" office:value="141.17793573" calcext:value-type="float">
            <text:p>141.17793573</text:p>
          </table:table-cell>
          <table:table-cell office:value-type="float" office:value="141.1780313" calcext:value-type="float">
            <text:p>141.1780313</text:p>
          </table:table-cell>
          <table:table-cell office:value-type="float" office:value="141.1773993" calcext:value-type="float">
            <text:p>141.1773993</text:p>
          </table:table-cell>
          <table:table-cell office:value-type="float" office:value="141.17802134" calcext:value-type="float">
            <text:p>141.17802134</text:p>
          </table:table-cell>
          <table:table-cell office:value-type="float" office:value="141.17782929" calcext:value-type="float">
            <text:p>141.17782929</text:p>
          </table:table-cell>
          <table:table-cell office:value-type="float" office:value="141.17800363" calcext:value-type="float">
            <text:p>141.17800363</text:p>
          </table:table-cell>
          <table:table-cell office:value-type="float" office:value="141.17807066" calcext:value-type="float">
            <text:p>141.17807066</text:p>
          </table:table-cell>
          <table:table-cell office:value-type="float" office:value="141.1777829" calcext:value-type="float">
            <text:p>141.1777829</text:p>
          </table:table-cell>
          <table:table-cell office:value-type="float" office:value="141.1777069" calcext:value-type="float">
            <text:p>141.1777069</text:p>
          </table:table-cell>
          <table:table-cell office:value-type="float" office:value="141.17807821" calcext:value-type="float">
            <text:p>141.17807821</text:p>
          </table:table-cell>
          <table:table-cell office:value-type="float" office:value="141.17814453" calcext:value-type="float">
            <text:p>141.17814453</text:p>
          </table:table-cell>
          <table:table-cell office:value-type="float" office:value="141.17811779" calcext:value-type="float">
            <text:p>141.17811779</text:p>
          </table:table-cell>
          <table:table-cell office:value-type="float" office:value="141.17803822" calcext:value-type="float">
            <text:p>141.17803822</text:p>
          </table:table-cell>
          <table:table-cell office:value-type="float" office:value="141.17803814" calcext:value-type="float">
            <text:p>141.17803814</text:p>
          </table:table-cell>
          <table:table-cell office:value-type="float" office:value="141.17780064" calcext:value-type="float">
            <text:p>141.17780064</text:p>
          </table:table-cell>
          <table:table-cell office:value-type="float" office:value="141.17811804" calcext:value-type="float">
            <text:p>141.1781180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00327861" calcext:value-type="float">
            <text:p>114.00327861</text:p>
          </table:table-cell>
          <table:table-cell office:value-type="float" office:value="114.00317806" calcext:value-type="float">
            <text:p>114.00317806</text:p>
          </table:table-cell>
          <table:table-cell office:value-type="float" office:value="114.00329518" calcext:value-type="float">
            <text:p>114.00329518</text:p>
          </table:table-cell>
          <table:table-cell office:value-type="float" office:value="114.25559607" calcext:value-type="float">
            <text:p>114.25559607</text:p>
          </table:table-cell>
          <table:table-cell office:value-type="float" office:value="114.2561139" calcext:value-type="float">
            <text:p>114.2561139</text:p>
          </table:table-cell>
          <table:table-cell office:value-type="float" office:value="114.25629004" calcext:value-type="float">
            <text:p>114.25629004</text:p>
          </table:table-cell>
          <table:table-cell office:value-type="float" office:value="114.25634252" calcext:value-type="float">
            <text:p>114.25634252</text:p>
          </table:table-cell>
          <table:table-cell office:value-type="float" office:value="124.04106045" calcext:value-type="float">
            <text:p>124.04106045</text:p>
          </table:table-cell>
          <table:table-cell office:value-type="float" office:value="124.04121722" calcext:value-type="float">
            <text:p>124.04121722</text:p>
          </table:table-cell>
          <table:table-cell office:value-type="float" office:value="124.03417743" calcext:value-type="float">
            <text:p>124.03417743</text:p>
          </table:table-cell>
          <table:table-cell office:value-type="float" office:value="124.04113299" calcext:value-type="float">
            <text:p>124.04113299</text:p>
          </table:table-cell>
          <table:table-cell office:value-type="float" office:value="124.04128315" calcext:value-type="float">
            <text:p>124.04128315</text:p>
          </table:table-cell>
          <table:table-cell office:value-type="float" office:value="124.04111434" calcext:value-type="float">
            <text:p>124.04111434</text:p>
          </table:table-cell>
          <table:table-cell office:value-type="float" office:value="124.04129934" calcext:value-type="float">
            <text:p>124.04129934</text:p>
          </table:table-cell>
          <table:table-cell office:value-type="float" office:value="124.04129834" calcext:value-type="float">
            <text:p>124.04129834</text:p>
          </table:table-cell>
          <table:table-cell office:value-type="float" office:value="124.04138742" calcext:value-type="float">
            <text:p>124.04138742</text:p>
          </table:table-cell>
          <table:table-cell office:value-type="float" office:value="124.04102937" calcext:value-type="float">
            <text:p>124.04102937</text:p>
          </table:table-cell>
          <table:table-cell office:value-type="float" office:value="124.0413139" calcext:value-type="float">
            <text:p>124.0413139</text:p>
          </table:table-cell>
          <table:table-cell office:value-type="float" office:value="124.04110365" calcext:value-type="float">
            <text:p>124.04110365</text:p>
          </table:table-cell>
          <table:table-cell office:value-type="float" office:value="124.04146152" calcext:value-type="float">
            <text:p>124.04146152</text:p>
          </table:table-cell>
          <table:table-cell office:value-type="float" office:value="124.04122679" calcext:value-type="float">
            <text:p>124.04122679</text:p>
          </table:table-cell>
          <table:table-cell office:value-type="float" office:value="124.04148691" calcext:value-type="float">
            <text:p>124.04148691</text:p>
          </table:table-cell>
          <table:table-cell office:value-type="float" office:value="124.04148229" calcext:value-type="float">
            <text:p>124.04148229</text:p>
          </table:table-cell>
          <table:table-cell office:value-type="float" office:value="124.04133252" calcext:value-type="float">
            <text:p>124.0413325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12194964" calcext:value-type="float">
            <text:p>99.12194964</text:p>
          </table:table-cell>
          <table:table-cell office:value-type="float" office:value="99.12179907" calcext:value-type="float">
            <text:p>99.12179907</text:p>
          </table:table-cell>
          <table:table-cell office:value-type="float" office:value="99.12207729" calcext:value-type="float">
            <text:p>99.12207729</text:p>
          </table:table-cell>
          <table:table-cell office:value-type="float" office:value="99.12185378" calcext:value-type="float">
            <text:p>99.12185378</text:p>
          </table:table-cell>
          <table:table-cell office:value-type="float" office:value="106.02737737" calcext:value-type="float">
            <text:p>106.02737737</text:p>
          </table:table-cell>
          <table:table-cell office:value-type="float" office:value="106.44387275" calcext:value-type="float">
            <text:p>106.44387275</text:p>
          </table:table-cell>
          <table:table-cell office:value-type="float" office:value="106.44375332" calcext:value-type="float">
            <text:p>106.44375332</text:p>
          </table:table-cell>
          <table:table-cell office:value-type="float" office:value="106.43869049" calcext:value-type="float">
            <text:p>106.43869049</text:p>
          </table:table-cell>
          <table:table-cell office:value-type="float" office:value="110.73473024" calcext:value-type="float">
            <text:p>110.73473024</text:p>
          </table:table-cell>
          <table:table-cell office:value-type="float" office:value="110.73472235" calcext:value-type="float">
            <text:p>110.73472235</text:p>
          </table:table-cell>
          <table:table-cell office:value-type="float" office:value="110.73290495" calcext:value-type="float">
            <text:p>110.73290495</text:p>
          </table:table-cell>
          <table:table-cell office:value-type="float" office:value="110.73459895" calcext:value-type="float">
            <text:p>110.73459895</text:p>
          </table:table-cell>
          <table:table-cell office:value-type="float" office:value="110.73459155" calcext:value-type="float">
            <text:p>110.73459155</text:p>
          </table:table-cell>
          <table:table-cell office:value-type="float" office:value="110.73462463" calcext:value-type="float">
            <text:p>110.73462463</text:p>
          </table:table-cell>
          <table:table-cell office:value-type="float" office:value="110.73475196" calcext:value-type="float">
            <text:p>110.73475196</text:p>
          </table:table-cell>
          <table:table-cell office:value-type="float" office:value="110.73455188" calcext:value-type="float">
            <text:p>110.73455188</text:p>
          </table:table-cell>
          <table:table-cell office:value-type="float" office:value="110.72746416" calcext:value-type="float">
            <text:p>110.72746416</text:p>
          </table:table-cell>
          <table:table-cell office:value-type="float" office:value="110.73480868" calcext:value-type="float">
            <text:p>110.73480868</text:p>
          </table:table-cell>
          <table:table-cell office:value-type="float" office:value="110.73460941" calcext:value-type="float">
            <text:p>110.73460941</text:p>
          </table:table-cell>
          <table:table-cell office:value-type="float" office:value="110.73471185" calcext:value-type="float">
            <text:p>110.73471185</text:p>
          </table:table-cell>
          <table:table-cell office:value-type="float" office:value="110.73479573" calcext:value-type="float">
            <text:p>110.73479573</text:p>
          </table:table-cell>
          <table:table-cell office:value-type="float" office:value="110.7348545" calcext:value-type="float">
            <text:p>110.7348545</text:p>
          </table:table-cell>
          <table:table-cell office:value-type="float" office:value="110.73475645" calcext:value-type="float">
            <text:p>110.73475645</text:p>
          </table:table-cell>
          <table:table-cell office:value-type="float" office:value="110.73467134" calcext:value-type="float">
            <text:p>110.73467134</text:p>
          </table:table-cell>
          <table:table-cell office:value-type="float" office:value="110.73485138" calcext:value-type="float">
            <text:p>110.73485138</text:p>
          </table:table-cell>
          <table:table-cell office:value-type="float" office:value="110.73499922" calcext:value-type="float">
            <text:p>110.73499922</text:p>
          </table:table-cell>
          <table:table-cell office:value-type="float" office:value="111.67010418" calcext:value-type="float">
            <text:p>111.67010418</text:p>
          </table:table-cell>
          <table:table-cell office:value-type="float" office:value="111.67009197" calcext:value-type="float">
            <text:p>111.6700919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76623187" calcext:value-type="float">
            <text:p>84.76623187</text:p>
          </table:table-cell>
          <table:table-cell office:value-type="float" office:value="93.85161796" calcext:value-type="float">
            <text:p>93.85161796</text:p>
          </table:table-cell>
          <table:table-cell office:value-type="float" office:value="93.8514341" calcext:value-type="float">
            <text:p>93.8514341</text:p>
          </table:table-cell>
          <table:table-cell office:value-type="float" office:value="93.85134512" calcext:value-type="float">
            <text:p>93.85134512</text:p>
          </table:table-cell>
          <table:table-cell office:value-type="float" office:value="99.80667508" calcext:value-type="float">
            <text:p>99.80667508</text:p>
          </table:table-cell>
          <table:table-cell office:value-type="float" office:value="99.80663771" calcext:value-type="float">
            <text:p>99.80663771</text:p>
          </table:table-cell>
          <table:table-cell office:value-type="float" office:value="99.80650169" calcext:value-type="float">
            <text:p>99.80650169</text:p>
          </table:table-cell>
          <table:table-cell office:value-type="float" office:value="99.80659859" calcext:value-type="float">
            <text:p>99.80659859</text:p>
          </table:table-cell>
          <table:table-cell office:value-type="float" office:value="99.80674465" calcext:value-type="float">
            <text:p>99.80674465</text:p>
          </table:table-cell>
          <table:table-cell office:value-type="float" office:value="99.80643342" calcext:value-type="float">
            <text:p>99.80643342</text:p>
          </table:table-cell>
          <table:table-cell office:value-type="float" office:value="99.8065961" calcext:value-type="float">
            <text:p>99.8065961</text:p>
          </table:table-cell>
          <table:table-cell office:value-type="float" office:value="99.80666083" calcext:value-type="float">
            <text:p>99.80666083</text:p>
          </table:table-cell>
          <table:table-cell office:value-type="float" office:value="99.80664409" calcext:value-type="float">
            <text:p>99.80664409</text:p>
          </table:table-cell>
          <table:table-cell office:value-type="float" office:value="99.80672798" calcext:value-type="float">
            <text:p>99.80672798</text:p>
          </table:table-cell>
          <table:table-cell office:value-type="float" office:value="99.80668809" calcext:value-type="float">
            <text:p>99.80668809</text:p>
          </table:table-cell>
          <table:table-cell office:value-type="float" office:value="99.80680174" calcext:value-type="float">
            <text:p>99.80680174</text:p>
          </table:table-cell>
          <table:table-cell office:value-type="float" office:value="99.80649954" calcext:value-type="float">
            <text:p>99.80649954</text:p>
          </table:table-cell>
          <table:table-cell office:value-type="float" office:value="99.8067128" calcext:value-type="float">
            <text:p>99.8067128</text:p>
          </table:table-cell>
          <table:table-cell office:value-type="float" office:value="99.80683301" calcext:value-type="float">
            <text:p>99.80683301</text:p>
          </table:table-cell>
          <table:table-cell office:value-type="float" office:value="99.80649635" calcext:value-type="float">
            <text:p>99.80649635</text:p>
          </table:table-cell>
          <table:table-cell office:value-type="float" office:value="99.80669262" calcext:value-type="float">
            <text:p>99.80669262</text:p>
          </table:table-cell>
          <table:table-cell office:value-type="float" office:value="99.80672692" calcext:value-type="float">
            <text:p>99.80672692</text:p>
          </table:table-cell>
          <table:table-cell office:value-type="float" office:value="99.79420757" calcext:value-type="float">
            <text:p>99.79420757</text:p>
          </table:table-cell>
          <table:table-cell office:value-type="float" office:value="99.80663088" calcext:value-type="float">
            <text:p>99.80663088</text:p>
          </table:table-cell>
          <table:table-cell office:value-type="float" office:value="99.80674858" calcext:value-type="float">
            <text:p>99.80674858</text:p>
          </table:table-cell>
          <table:table-cell office:value-type="float" office:value="105.10284885" calcext:value-type="float">
            <text:p>105.10284885</text:p>
          </table:table-cell>
          <table:table-cell office:value-type="float" office:value="105.10294019" calcext:value-type="float">
            <text:p>105.10294019</text:p>
          </table:table-cell>
          <table:table-cell office:value-type="float" office:value="105.10288205" calcext:value-type="float">
            <text:p>105.10288205</text:p>
          </table:table-cell>
          <table:table-cell office:value-type="float" office:value="105.10293693" calcext:value-type="float">
            <text:p>105.10293693</text:p>
          </table:table-cell>
          <table:table-cell office:value-type="float" office:value="105.1030799" calcext:value-type="float">
            <text:p>105.1030799</text:p>
          </table:table-cell>
          <table:table-cell office:value-type="float" office:value="105.10288833" calcext:value-type="float">
            <text:p>105.10288833</text:p>
          </table:table-cell>
          <table:table-cell office:value-type="float" office:value="105.10306634" calcext:value-type="float">
            <text:p>105.10306634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44874005" calcext:value-type="float">
            <text:p>81.44874005</text:p>
          </table:table-cell>
          <table:table-cell office:value-type="float" office:value="84.65610325" calcext:value-type="float">
            <text:p>84.65610325</text:p>
          </table:table-cell>
          <table:table-cell office:value-type="float" office:value="84.6561385" calcext:value-type="float">
            <text:p>84.6561385</text:p>
          </table:table-cell>
          <table:table-cell office:value-type="float" office:value="84.65623571" calcext:value-type="float">
            <text:p>84.65623571</text:p>
          </table:table-cell>
          <table:table-cell office:value-type="float" office:value="84.65619123" calcext:value-type="float">
            <text:p>84.65619123</text:p>
          </table:table-cell>
          <table:table-cell office:value-type="float" office:value="84.65619729" calcext:value-type="float">
            <text:p>84.65619729</text:p>
          </table:table-cell>
          <table:table-cell office:value-type="float" office:value="84.65635365" calcext:value-type="float">
            <text:p>84.65635365</text:p>
          </table:table-cell>
          <table:table-cell office:value-type="float" office:value="84.65603495" calcext:value-type="float">
            <text:p>84.65603495</text:p>
          </table:table-cell>
          <table:table-cell office:value-type="float" office:value="84.65636353" calcext:value-type="float">
            <text:p>84.65636353</text:p>
          </table:table-cell>
          <table:table-cell office:value-type="float" office:value="84.65630165" calcext:value-type="float">
            <text:p>84.65630165</text:p>
          </table:table-cell>
          <table:table-cell office:value-type="float" office:value="84.65526552" calcext:value-type="float">
            <text:p>84.65526552</text:p>
          </table:table-cell>
          <table:table-cell office:value-type="float" office:value="84.64990581" calcext:value-type="float">
            <text:p>84.64990581</text:p>
          </table:table-cell>
          <table:table-cell office:value-type="float" office:value="84.65601345" calcext:value-type="float">
            <text:p>84.65601345</text:p>
          </table:table-cell>
          <table:table-cell office:value-type="float" office:value="84.65616438" calcext:value-type="float">
            <text:p>84.65616438</text:p>
          </table:table-cell>
          <table:table-cell office:value-type="float" office:value="85.20138516" calcext:value-type="float">
            <text:p>85.20138516</text:p>
          </table:table-cell>
          <table:table-cell office:value-type="float" office:value="85.20147533" calcext:value-type="float">
            <text:p>85.20147533</text:p>
          </table:table-cell>
          <table:table-cell office:value-type="float" office:value="85.20147936" calcext:value-type="float">
            <text:p>85.20147936</text:p>
          </table:table-cell>
          <table:table-cell office:value-type="float" office:value="85.1889551" calcext:value-type="float">
            <text:p>85.1889551</text:p>
          </table:table-cell>
          <table:table-cell office:value-type="float" office:value="85.20125102" calcext:value-type="float">
            <text:p>85.20125102</text:p>
          </table:table-cell>
          <table:table-cell office:value-type="float" office:value="85.2015104" calcext:value-type="float">
            <text:p>85.2015104</text:p>
          </table:table-cell>
          <table:table-cell office:value-type="float" office:value="85.20145051" calcext:value-type="float">
            <text:p>85.20145051</text:p>
          </table:table-cell>
          <table:table-cell office:value-type="float" office:value="85.20139309" calcext:value-type="float">
            <text:p>85.20139309</text:p>
          </table:table-cell>
          <table:table-cell office:value-type="float" office:value="85.20132507" calcext:value-type="float">
            <text:p>85.20132507</text:p>
          </table:table-cell>
          <table:table-cell office:value-type="float" office:value="85.20149843" calcext:value-type="float">
            <text:p>85.20149843</text:p>
          </table:table-cell>
          <table:table-cell office:value-type="float" office:value="85.20740751" calcext:value-type="float">
            <text:p>85.20740751</text:p>
          </table:table-cell>
          <table:table-cell office:value-type="float" office:value="85.20728323" calcext:value-type="float">
            <text:p>85.20728323</text:p>
          </table:table-cell>
          <table:table-cell office:value-type="float" office:value="85.2073007" calcext:value-type="float">
            <text:p>85.2073007</text:p>
          </table:table-cell>
          <table:table-cell office:value-type="float" office:value="85.20536532" calcext:value-type="float">
            <text:p>85.20536532</text:p>
          </table:table-cell>
          <table:table-cell office:value-type="float" office:value="85.20752208" calcext:value-type="float">
            <text:p>85.20752208</text:p>
          </table:table-cell>
          <table:table-cell office:value-type="float" office:value="85.20760417" calcext:value-type="float">
            <text:p>85.20760417</text:p>
          </table:table-cell>
          <table:table-cell office:value-type="float" office:value="85.20749731" calcext:value-type="float">
            <text:p>85.20749731</text:p>
          </table:table-cell>
          <table:table-cell office:value-type="float" office:value="85.20759809" calcext:value-type="float">
            <text:p>85.20759809</text:p>
          </table:table-cell>
          <table:table-cell office:value-type="float" office:value="85.19528058" calcext:value-type="float">
            <text:p>85.19528058</text:p>
          </table:table-cell>
          <table:table-cell office:value-type="float" office:value="85.20742578" calcext:value-type="float">
            <text:p>85.20742578</text:p>
          </table:table-cell>
          <table:table-cell office:value-type="float" office:value="85.2004132" calcext:value-type="float">
            <text:p>85.2004132</text:p>
          </table:table-cell>
          <table:table-cell office:value-type="float" office:value="85.20761891" calcext:value-type="float">
            <text:p>85.2076189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.10105456" calcext:value-type="float">
            <text:p>77.10105456</text:p>
          </table:table-cell>
          <table:table-cell office:value-type="float" office:value="77.1010297" calcext:value-type="float">
            <text:p>77.1010297</text:p>
          </table:table-cell>
          <table:table-cell office:value-type="float" office:value="77.1002861" calcext:value-type="float">
            <text:p>77.1002861</text:p>
          </table:table-cell>
          <table:table-cell office:value-type="float" office:value="77.10092653" calcext:value-type="float">
            <text:p>77.10092653</text:p>
          </table:table-cell>
          <table:table-cell office:value-type="float" office:value="77.10102977" calcext:value-type="float">
            <text:p>77.10102977</text:p>
          </table:table-cell>
          <table:table-cell office:value-type="float" office:value="77.10103336" calcext:value-type="float">
            <text:p>77.10103336</text:p>
          </table:table-cell>
          <table:table-cell office:value-type="float" office:value="77.10105194" calcext:value-type="float">
            <text:p>77.10105194</text:p>
          </table:table-cell>
          <table:table-cell office:value-type="float" office:value="77.38939515" calcext:value-type="float">
            <text:p>77.38939515</text:p>
          </table:table-cell>
          <table:table-cell office:value-type="float" office:value="77.39627073" calcext:value-type="float">
            <text:p>77.39627073</text:p>
          </table:table-cell>
          <table:table-cell office:value-type="float" office:value="77.39632623" calcext:value-type="float">
            <text:p>77.39632623</text:p>
          </table:table-cell>
          <table:table-cell office:value-type="float" office:value="77.38363748" calcext:value-type="float">
            <text:p>77.38363748</text:p>
          </table:table-cell>
          <table:table-cell office:value-type="float" office:value="77.39641918" calcext:value-type="float">
            <text:p>77.39641918</text:p>
          </table:table-cell>
          <table:table-cell office:value-type="float" office:value="77.39630585" calcext:value-type="float">
            <text:p>77.39630585</text:p>
          </table:table-cell>
          <table:table-cell office:value-type="float" office:value="77.39631532" calcext:value-type="float">
            <text:p>77.39631532</text:p>
          </table:table-cell>
          <table:table-cell office:value-type="float" office:value="77.39618447" calcext:value-type="float">
            <text:p>77.39618447</text:p>
          </table:table-cell>
          <table:table-cell office:value-type="float" office:value="77.39852965" calcext:value-type="float">
            <text:p>77.39852965</text:p>
          </table:table-cell>
          <table:table-cell office:value-type="float" office:value="77.41096168" calcext:value-type="float">
            <text:p>77.41096168</text:p>
          </table:table-cell>
          <table:table-cell office:value-type="float" office:value="77.39766156" calcext:value-type="float">
            <text:p>77.39766156</text:p>
          </table:table-cell>
          <table:table-cell office:value-type="float" office:value="77.41094705" calcext:value-type="float">
            <text:p>77.41094705</text:p>
          </table:table-cell>
          <table:table-cell office:value-type="float" office:value="77.41112758" calcext:value-type="float">
            <text:p>77.41112758</text:p>
          </table:table-cell>
          <table:table-cell office:value-type="float" office:value="77.41104267" calcext:value-type="float">
            <text:p>77.41104267</text:p>
          </table:table-cell>
          <table:table-cell office:value-type="float" office:value="77.40861612" calcext:value-type="float">
            <text:p>77.40861612</text:p>
          </table:table-cell>
          <table:table-cell office:value-type="float" office:value="77.41087748" calcext:value-type="float">
            <text:p>77.41087748</text:p>
          </table:table-cell>
          <table:table-cell office:value-type="float" office:value="77.41111438" calcext:value-type="float">
            <text:p>77.41111438</text:p>
          </table:table-cell>
          <table:table-cell office:value-type="float" office:value="77.41093585" calcext:value-type="float">
            <text:p>77.41093585</text:p>
          </table:table-cell>
          <table:table-cell office:value-type="float" office:value="77.41117412" calcext:value-type="float">
            <text:p>77.41117412</text:p>
          </table:table-cell>
          <table:table-cell office:value-type="float" office:value="77.3985214" calcext:value-type="float">
            <text:p>77.3985214</text:p>
          </table:table-cell>
          <table:table-cell office:value-type="float" office:value="77.41092324" calcext:value-type="float">
            <text:p>77.41092324</text:p>
          </table:table-cell>
          <table:table-cell office:value-type="float" office:value="77.39848934" calcext:value-type="float">
            <text:p>77.39848934</text:p>
          </table:table-cell>
          <table:table-cell office:value-type="float" office:value="77.41090269" calcext:value-type="float">
            <text:p>77.41090269</text:p>
          </table:table-cell>
          <table:table-cell office:value-type="float" office:value="77.41089114" calcext:value-type="float">
            <text:p>77.41089114</text:p>
          </table:table-cell>
          <table:table-cell office:value-type="float" office:value="77.41094666" calcext:value-type="float">
            <text:p>77.41094666</text:p>
          </table:table-cell>
          <table:table-cell office:value-type="float" office:value="77.41102691" calcext:value-type="float">
            <text:p>77.41102691</text:p>
          </table:table-cell>
          <table:table-cell office:value-type="float" office:value="78.34737272" calcext:value-type="float">
            <text:p>78.34737272</text:p>
          </table:table-cell>
          <table:table-cell office:value-type="float" office:value="78.3471634" calcext:value-type="float">
            <text:p>78.3471634</text:p>
          </table:table-cell>
          <table:table-cell office:value-type="float" office:value="78.33471665" calcext:value-type="float">
            <text:p>78.33471665</text:p>
          </table:table-cell>
          <table:table-cell office:value-type="float" office:value="78.33481368" calcext:value-type="float">
            <text:p>78.33481368</text:p>
          </table:table-cell>
          <table:table-cell office:value-type="float" office:value="78.34721033" calcext:value-type="float">
            <text:p>78.34721033</text:p>
          </table:table-cell>
          <table:table-cell office:value-type="float" office:value="78.3474093" calcext:value-type="float">
            <text:p>78.3474093</text:p>
          </table:table-cell>
          <table:table-cell office:value-type="float" office:value="78.33488797" calcext:value-type="float">
            <text:p>78.3348879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07184983" calcext:value-type="float">
            <text:p>71.07184983</text:p>
          </table:table-cell>
          <table:table-cell office:value-type="float" office:value="71.07182558" calcext:value-type="float">
            <text:p>71.07182558</text:p>
          </table:table-cell>
          <table:table-cell office:value-type="float" office:value="71.27887812" calcext:value-type="float">
            <text:p>71.27887812</text:p>
          </table:table-cell>
          <table:table-cell office:value-type="float" office:value="71.27883011" calcext:value-type="float">
            <text:p>71.27883011</text:p>
          </table:table-cell>
          <table:table-cell office:value-type="float" office:value="71.2787981" calcext:value-type="float">
            <text:p>71.2787981</text:p>
          </table:table-cell>
          <table:table-cell office:value-type="float" office:value="71.27866888" calcext:value-type="float">
            <text:p>71.27866888</text:p>
          </table:table-cell>
          <table:table-cell office:value-type="float" office:value="71.27878988" calcext:value-type="float">
            <text:p>71.27878988</text:p>
          </table:table-cell>
          <table:table-cell office:value-type="float" office:value="71.27872728" calcext:value-type="float">
            <text:p>71.27872728</text:p>
          </table:table-cell>
          <table:table-cell office:value-type="float" office:value="71.27859511" calcext:value-type="float">
            <text:p>71.27859511</text:p>
          </table:table-cell>
          <table:table-cell office:value-type="float" office:value="71.2648471" calcext:value-type="float">
            <text:p>71.2648471</text:p>
          </table:table-cell>
          <table:table-cell office:value-type="float" office:value="71.47098438" calcext:value-type="float">
            <text:p>71.47098438</text:p>
          </table:table-cell>
          <table:table-cell office:value-type="float" office:value="71.4846869" calcext:value-type="float">
            <text:p>71.4846869</text:p>
          </table:table-cell>
          <table:table-cell office:value-type="float" office:value="71.4718365" calcext:value-type="float">
            <text:p>71.4718365</text:p>
          </table:table-cell>
          <table:table-cell office:value-type="float" office:value="71.48466128" calcext:value-type="float">
            <text:p>71.48466128</text:p>
          </table:table-cell>
          <table:table-cell office:value-type="float" office:value="71.47600306" calcext:value-type="float">
            <text:p>71.47600306</text:p>
          </table:table-cell>
          <table:table-cell office:value-type="float" office:value="71.47260222" calcext:value-type="float">
            <text:p>71.47260222</text:p>
          </table:table-cell>
          <table:table-cell office:value-type="float" office:value="71.48437632" calcext:value-type="float">
            <text:p>71.48437632</text:p>
          </table:table-cell>
          <table:table-cell office:value-type="float" office:value="71.48476596" calcext:value-type="float">
            <text:p>71.48476596</text:p>
          </table:table-cell>
          <table:table-cell office:value-type="float" office:value="71.48474325" calcext:value-type="float">
            <text:p>71.48474325</text:p>
          </table:table-cell>
          <table:table-cell office:value-type="float" office:value="72.17029491" calcext:value-type="float">
            <text:p>72.17029491</text:p>
          </table:table-cell>
          <table:table-cell office:value-type="float" office:value="72.1625703" calcext:value-type="float">
            <text:p>72.1625703</text:p>
          </table:table-cell>
          <table:table-cell office:value-type="float" office:value="72.15732027" calcext:value-type="float">
            <text:p>72.15732027</text:p>
          </table:table-cell>
          <table:table-cell office:value-type="float" office:value="72.16150303" calcext:value-type="float">
            <text:p>72.16150303</text:p>
          </table:table-cell>
          <table:table-cell office:value-type="float" office:value="72.1705223" calcext:value-type="float">
            <text:p>72.1705223</text:p>
          </table:table-cell>
          <table:table-cell office:value-type="float" office:value="72.17051754" calcext:value-type="float">
            <text:p>72.17051754</text:p>
          </table:table-cell>
          <table:table-cell office:value-type="float" office:value="72.17059814" calcext:value-type="float">
            <text:p>72.17059814</text:p>
          </table:table-cell>
          <table:table-cell office:value-type="float" office:value="72.15776386" calcext:value-type="float">
            <text:p>72.15776386</text:p>
          </table:table-cell>
          <table:table-cell office:value-type="float" office:value="72.17056978" calcext:value-type="float">
            <text:p>72.17056978</text:p>
          </table:table-cell>
          <table:table-cell office:value-type="float" office:value="72.15773308" calcext:value-type="float">
            <text:p>72.15773308</text:p>
          </table:table-cell>
          <table:table-cell office:value-type="float" office:value="72.17028246" calcext:value-type="float">
            <text:p>72.17028246</text:p>
          </table:table-cell>
          <table:table-cell office:value-type="float" office:value="72.17057374" calcext:value-type="float">
            <text:p>72.17057374</text:p>
          </table:table-cell>
          <table:table-cell office:value-type="float" office:value="72.17032502" calcext:value-type="float">
            <text:p>72.17032502</text:p>
          </table:table-cell>
          <table:table-cell office:value-type="float" office:value="72.1703864" calcext:value-type="float">
            <text:p>72.1703864</text:p>
          </table:table-cell>
          <table:table-cell office:value-type="float" office:value="72.17066978" calcext:value-type="float">
            <text:p>72.17066978</text:p>
          </table:table-cell>
          <table:table-cell office:value-type="float" office:value="72.17064802" calcext:value-type="float">
            <text:p>72.17064802</text:p>
          </table:table-cell>
          <table:table-cell office:value-type="float" office:value="72.17073307" calcext:value-type="float">
            <text:p>72.17073307</text:p>
          </table:table-cell>
          <table:table-cell office:value-type="float" office:value="72.17074661" calcext:value-type="float">
            <text:p>72.17074661</text:p>
          </table:table-cell>
          <table:table-cell office:value-type="float" office:value="72.15780675" calcext:value-type="float">
            <text:p>72.15780675</text:p>
          </table:table-cell>
          <table:table-cell office:value-type="float" office:value="72.17064487" calcext:value-type="float">
            <text:p>72.17064487</text:p>
          </table:table-cell>
          <table:table-cell office:value-type="float" office:value="72.1529825" calcext:value-type="float">
            <text:p>72.1529825</text:p>
          </table:table-cell>
          <table:table-cell office:value-type="float" office:value="72.17055049" calcext:value-type="float">
            <text:p>72.17055049</text:p>
          </table:table-cell>
          <table:table-cell office:value-type="float" office:value="72.17087871" calcext:value-type="float">
            <text:p>72.17087871</text:p>
          </table:table-cell>
          <table:table-cell office:value-type="float" office:value="72.1706146" calcext:value-type="float">
            <text:p>72.1706146</text:p>
          </table:table-cell>
          <table:table-cell office:value-type="float" office:value="72.15765451" calcext:value-type="float">
            <text:p>72.157654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04448153" calcext:value-type="float">
            <text:p>65.04448153</text:p>
          </table:table-cell>
          <table:table-cell office:value-type="float" office:value="65.0443606" calcext:value-type="float">
            <text:p>65.0443606</text:p>
          </table:table-cell>
          <table:table-cell office:value-type="float" office:value="65.03598998" calcext:value-type="float">
            <text:p>65.03598998</text:p>
          </table:table-cell>
          <table:table-cell office:value-type="float" office:value="65.04435846" calcext:value-type="float">
            <text:p>65.04435846</text:p>
          </table:table-cell>
          <table:table-cell office:value-type="float" office:value="65.02309852" calcext:value-type="float">
            <text:p>65.02309852</text:p>
          </table:table-cell>
          <table:table-cell office:value-type="float" office:value="65.04421579" calcext:value-type="float">
            <text:p>65.04421579</text:p>
          </table:table-cell>
          <table:table-cell office:value-type="float" office:value="65.04411406" calcext:value-type="float">
            <text:p>65.04411406</text:p>
          </table:table-cell>
          <table:table-cell office:value-type="float" office:value="65.04408349" calcext:value-type="float">
            <text:p>65.04408349</text:p>
          </table:table-cell>
          <table:table-cell office:value-type="float" office:value="65.33938169" calcext:value-type="float">
            <text:p>65.33938169</text:p>
          </table:table-cell>
          <table:table-cell office:value-type="float" office:value="65.33941915" calcext:value-type="float">
            <text:p>65.33941915</text:p>
          </table:table-cell>
          <table:table-cell office:value-type="float" office:value="65.3270389" calcext:value-type="float">
            <text:p>65.3270389</text:p>
          </table:table-cell>
          <table:table-cell office:value-type="float" office:value="65.33951476" calcext:value-type="float">
            <text:p>65.33951476</text:p>
          </table:table-cell>
          <table:table-cell office:value-type="float" office:value="65.3393513" calcext:value-type="float">
            <text:p>65.3393513</text:p>
          </table:table-cell>
          <table:table-cell office:value-type="float" office:value="65.33931604" calcext:value-type="float">
            <text:p>65.33931604</text:p>
          </table:table-cell>
          <table:table-cell office:value-type="float" office:value="65.33384242" calcext:value-type="float">
            <text:p>65.33384242</text:p>
          </table:table-cell>
          <table:table-cell office:value-type="float" office:value="65.32916719" calcext:value-type="float">
            <text:p>65.32916719</text:p>
          </table:table-cell>
          <table:table-cell office:value-type="float" office:value="65.33929638" calcext:value-type="float">
            <text:p>65.33929638</text:p>
          </table:table-cell>
          <table:table-cell office:value-type="float" office:value="65.3765932" calcext:value-type="float">
            <text:p>65.3765932</text:p>
          </table:table-cell>
          <table:table-cell office:value-type="float" office:value="65.37663511" calcext:value-type="float">
            <text:p>65.37663511</text:p>
          </table:table-cell>
          <table:table-cell office:value-type="float" office:value="65.37653366" calcext:value-type="float">
            <text:p>65.37653366</text:p>
          </table:table-cell>
          <table:table-cell office:value-type="float" office:value="65.37642312" calcext:value-type="float">
            <text:p>65.37642312</text:p>
          </table:table-cell>
          <table:table-cell office:value-type="float" office:value="65.37661383" calcext:value-type="float">
            <text:p>65.37661383</text:p>
          </table:table-cell>
          <table:table-cell office:value-type="float" office:value="65.37648201" calcext:value-type="float">
            <text:p>65.37648201</text:p>
          </table:table-cell>
          <table:table-cell office:value-type="float" office:value="65.37633255" calcext:value-type="float">
            <text:p>65.37633255</text:p>
          </table:table-cell>
          <table:table-cell office:value-type="float" office:value="65.36745285" calcext:value-type="float">
            <text:p>65.36745285</text:p>
          </table:table-cell>
          <table:table-cell office:value-type="float" office:value="65.37663372" calcext:value-type="float">
            <text:p>65.37663372</text:p>
          </table:table-cell>
          <table:table-cell office:value-type="float" office:value="65.37676592" calcext:value-type="float">
            <text:p>65.37676592</text:p>
          </table:table-cell>
          <table:table-cell office:value-type="float" office:value="65.37307275" calcext:value-type="float">
            <text:p>65.37307275</text:p>
          </table:table-cell>
          <table:table-cell office:value-type="float" office:value="65.82610019" calcext:value-type="float">
            <text:p>65.82610019</text:p>
          </table:table-cell>
          <table:table-cell office:value-type="float" office:value="65.80646918" calcext:value-type="float">
            <text:p>65.80646918</text:p>
          </table:table-cell>
          <table:table-cell office:value-type="float" office:value="65.83876959" calcext:value-type="float">
            <text:p>65.83876959</text:p>
          </table:table-cell>
          <table:table-cell office:value-type="float" office:value="65.82613749" calcext:value-type="float">
            <text:p>65.82613749</text:p>
          </table:table-cell>
          <table:table-cell office:value-type="float" office:value="65.83840201" calcext:value-type="float">
            <text:p>65.83840201</text:p>
          </table:table-cell>
          <table:table-cell office:value-type="float" office:value="65.83887981" calcext:value-type="float">
            <text:p>65.83887981</text:p>
          </table:table-cell>
          <table:table-cell office:value-type="float" office:value="65.83889286" calcext:value-type="float">
            <text:p>65.83889286</text:p>
          </table:table-cell>
          <table:table-cell office:value-type="float" office:value="65.83841231" calcext:value-type="float">
            <text:p>65.83841231</text:p>
          </table:table-cell>
          <table:table-cell office:value-type="float" office:value="65.83893076" calcext:value-type="float">
            <text:p>65.83893076</text:p>
          </table:table-cell>
          <table:table-cell office:value-type="float" office:value="65.83833822" calcext:value-type="float">
            <text:p>65.83833822</text:p>
          </table:table-cell>
          <table:table-cell office:value-type="float" office:value="65.83894145" calcext:value-type="float">
            <text:p>65.83894145</text:p>
          </table:table-cell>
          <table:table-cell office:value-type="float" office:value="65.83904865" calcext:value-type="float">
            <text:p>65.83904865</text:p>
          </table:table-cell>
          <table:table-cell office:value-type="float" office:value="65.83876609" calcext:value-type="float">
            <text:p>65.83876609</text:p>
          </table:table-cell>
          <table:table-cell office:value-type="float" office:value="65.83862425" calcext:value-type="float">
            <text:p>65.83862425</text:p>
          </table:table-cell>
          <table:table-cell office:value-type="float" office:value="65.83911082" calcext:value-type="float">
            <text:p>65.83911082</text:p>
          </table:table-cell>
          <table:table-cell office:value-type="float" office:value="65.83541686" calcext:value-type="float">
            <text:p>65.83541686</text:p>
          </table:table-cell>
          <table:table-cell office:value-type="float" office:value="65.83886589" calcext:value-type="float">
            <text:p>65.83886589</text:p>
          </table:table-cell>
          <table:table-cell office:value-type="float" office:value="65.83900933" calcext:value-type="float">
            <text:p>65.83900933</text:p>
          </table:table-cell>
          <table:table-cell office:value-type="float" office:value="65.83876855" calcext:value-type="float">
            <text:p>65.83876855</text:p>
          </table:table-cell>
          <table:table-cell office:value-type="float" office:value="65.83906423" calcext:value-type="float">
            <text:p>65.8390642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29.86991848" calcext:value-type="float">
            <text:p>2629.86991848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29.52385132" calcext:value-type="float">
            <text:p>2629.52385132</text:p>
          </table:table-cell>
          <table:table-cell table:formula="of:=( MAX([.B50];[.B65];[.B80]) -  MIN([.B50];[.B65];[.B80])   )/2" office:value-type="float" office:value="0.298961999999847" calcext:value-type="float">
            <text:p>0.298961999999847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660.05351457" calcext:value-type="float">
            <text:p>660.05351457</text:p>
          </table:table-cell>
          <table:table-cell table:formula="of:=( MAX([.B4]:OFFSET([.B4];0;[.A4]-1)) - MIN([.B4]:OFFSET([.B4];0;[.A4]-1)) )/2" office:value-type="float" office:value="0.744088464999948" calcext:value-type="float">
            <text:p>0.7440884649999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60.450843396667" calcext:value-type="float">
            <text:p>660.450843396667</text:p>
          </table:table-cell>
          <table:table-cell table:formula="of:=( MAX([.B51];[.B66];[.B81]) -  MIN([.B51];[.B66];[.B81])   )/2" office:value-type="float" office:value="1.89251797000003" calcext:value-type="float">
            <text:p>1.89251797000003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330.19721268" calcext:value-type="float">
            <text:p>330.19721268</text:p>
          </table:table-cell>
          <table:table-cell table:formula="of:=( MAX([.B5]:OFFSET([.B5];0;[.A5]-1)) - MIN([.B5]:OFFSET([.B5];0;[.A5]-1)) )/2" office:value-type="float" office:value="0.0155365600000152" calcext:value-type="float">
            <text:p>0.0155365600000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30.46684506" calcext:value-type="float">
            <text:p>330.46684506</text:p>
          </table:table-cell>
          <table:table-cell table:formula="of:=( MAX([.B52];[.B67];[.B82]) -  MIN([.B52];[.B67];[.B82])   )/2" office:value-type="float" office:value="0.299226494999999" calcext:value-type="float">
            <text:p>0.299226494999999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20.36042663" calcext:value-type="float">
            <text:p>220.36042663</text:p>
          </table:table-cell>
          <table:table-cell table:formula="of:=( MAX([.B6]:OFFSET([.B6];0;[.A6]-1)) - MIN([.B6]:OFFSET([.B6];0;[.A6]-1)) )/2" office:value-type="float" office:value="0.000414730000002805" calcext:value-type="float">
            <text:p>0.0004147300000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22.446769256667" calcext:value-type="float">
            <text:p>222.446769256667</text:p>
          </table:table-cell>
          <table:table-cell table:formula="of:=( MAX([.B53];[.B68];[.B83]) -  MIN([.B53];[.B68];[.B83])   )/2" office:value-type="float" office:value="2.14706149" calcext:value-type="float">
            <text:p>2.14706149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168.07169598" calcext:value-type="float">
            <text:p>168.07169598</text:p>
          </table:table-cell>
          <table:table-cell table:formula="of:=( MAX([.B7]:OFFSET([.B7];0;[.A7]-1)) - MIN([.B7]:OFFSET([.B7];0;[.A7]-1)) )/2" office:value-type="float" office:value="0.243987944999986" calcext:value-type="float">
            <text:p>0.2439879449999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69.04133479" calcext:value-type="float">
            <text:p>169.04133479</text:p>
          </table:table-cell>
          <table:table-cell table:formula="of:=( MAX([.B54];[.B69];[.B84]) -  MIN([.B54];[.B69];[.B84])   )/2" office:value-type="float" office:value="1.28908764500001" calcext:value-type="float">
            <text:p>1.28908764500001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136.13885227" calcext:value-type="float">
            <text:p>136.13885227</text:p>
          </table:table-cell>
          <table:table-cell table:formula="of:=( MAX([.B8]:OFFSET([.B8];0;[.A8]-1)) - MIN([.B8]:OFFSET([.B8];0;[.A8]-1)) )/2" office:value-type="float" office:value="0.360283964999994" calcext:value-type="float">
            <text:p>0.360283964999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39.548527793333" calcext:value-type="float">
            <text:p>139.548527793333</text:p>
          </table:table-cell>
          <table:table-cell table:formula="of:=( MAX([.B55];[.B70];[.B85]) -  MIN([.B55];[.B70];[.B85])   )/2" office:value-type="float" office:value="2.594867155" calcext:value-type="float">
            <text:p>2.594867155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123.95235916" calcext:value-type="float">
            <text:p>123.95235916</text:p>
          </table:table-cell>
          <table:table-cell table:formula="of:=( MAX([.B9]:OFFSET([.B9];0;[.A9]-1)) - MIN([.B9]:OFFSET([.B9];0;[.A9]-1)) )/2" office:value-type="float" office:value="5.009491205" calcext:value-type="float">
            <text:p>5.0094912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20.908812053333" calcext:value-type="float">
            <text:p>120.908812053333</text:p>
          </table:table-cell>
          <table:table-cell table:formula="of:=( MAX([.B56];[.B71];[.B86]) -  MIN([.B56];[.B71];[.B86])   )/2" office:value-type="float" office:value="4.65444841" calcext:value-type="float">
            <text:p>4.65444841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106.68100717" calcext:value-type="float">
            <text:p>106.68100717</text:p>
          </table:table-cell>
          <table:table-cell table:formula="of:=( MAX([.B10]:OFFSET([.B10];0;[.A10]-1)) - MIN([.B10]:OFFSET([.B10];0;[.A10]-1)) )/2" office:value-type="float" office:value="1.421471195" calcext:value-type="float">
            <text:p>1.421471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08.52421418" calcext:value-type="float">
            <text:p>108.52421418</text:p>
          </table:table-cell>
          <table:table-cell table:formula="of:=( MAX([.B57];[.B72];[.B87]) -  MIN([.B57];[.B72];[.B87])   )/2" office:value-type="float" office:value="2.494548505" calcext:value-type="float">
            <text:p>2.494548505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96.32453906" calcext:value-type="float">
            <text:p>96.32453906</text:p>
          </table:table-cell>
          <table:table-cell table:formula="of:=( MAX([.B11]:OFFSET([.B11];0;[.A11]-1)) - MIN([.B11]:OFFSET([.B11];0;[.A11]-1)) )/2" office:value-type="float" office:value="2.08897271" calcext:value-type="float">
            <text:p>2.088972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98.7506533333333" calcext:value-type="float">
            <text:p>98.7506533333333</text:p>
          </table:table-cell>
          <table:table-cell table:formula="of:=( MAX([.B58];[.B73];[.B88]) -  MIN([.B58];[.B73];[.B88])   )/2" office:value-type="float" office:value="5.13936943" calcext:value-type="float">
            <text:p>5.13936943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86.34501163" calcext:value-type="float">
            <text:p>86.34501163</text:p>
          </table:table-cell>
          <table:table-cell table:formula="of:=( MAX([.B12]:OFFSET([.B12];0;[.A12]-1)) - MIN([.B12]:OFFSET([.B12];0;[.A12]-1)) )/2" office:value-type="float" office:value="0.86867015" calcext:value-type="float">
            <text:p>0.8686701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85.6267154266667" calcext:value-type="float">
            <text:p>85.6267154266667</text:p>
          </table:table-cell>
          <table:table-cell table:formula="of:=( MAX([.B59];[.B74];[.B89]) -  MIN([.B59];[.B74];[.B89])   )/2" office:value-type="float" office:value="0.568696360000004" calcext:value-type="float">
            <text:p>0.568696360000004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79.10448841" calcext:value-type="float">
            <text:p>79.10448841</text:p>
          </table:table-cell>
          <table:table-cell table:formula="of:=( MAX([.B13]:OFFSET([.B13];0;[.A13]-1)) - MIN([.B13]:OFFSET([.B13];0;[.A13]-1)) )/2" office:value-type="float" office:value="1.12416886" calcext:value-type="float">
            <text:p>1.1241688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79.08413891" calcext:value-type="float">
            <text:p>79.08413891</text:p>
          </table:table-cell>
          <table:table-cell table:formula="of:=( MAX([.B60];[.B75];[.B90]) -  MIN([.B60];[.B75];[.B90])   )/2" office:value-type="float" office:value="0.72655486" calcext:value-type="float">
            <text:p>0.72655486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71.39632506" calcext:value-type="float">
            <text:p>71.39632506</text:p>
          </table:table-cell>
          <table:table-cell table:formula="of:=( MAX([.B14]:OFFSET([.B14];0;[.A14]-1)) - MIN([.B14]:OFFSET([.B14];0;[.A14]-1)) )/2" office:value-type="float" office:value="0.443589414999998" calcext:value-type="float">
            <text:p>0.44358941499999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72.0773057433333" calcext:value-type="float">
            <text:p>72.0773057433333</text:p>
          </table:table-cell>
          <table:table-cell table:formula="of:=( MAX([.B61];[.B76];[.B91]) -  MIN([.B61];[.B76];[.B91])   )/2" office:value-type="float" office:value="0.634194200000003" calcext:value-type="float">
            <text:p>0.634194200000003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67.13929959" calcext:value-type="float">
            <text:p>67.13929959</text:p>
          </table:table-cell>
          <table:table-cell table:formula="of:=( MAX([.B15]:OFFSET([.B15];0;[.A15]-1)) - MIN([.B15]:OFFSET([.B15];0;[.A15]-1)) )/2" office:value-type="float" office:value="0.964275044999994" calcext:value-type="float">
            <text:p>0.9642750449999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68.9807442933333" calcext:value-type="float">
            <text:p>68.9807442933333</text:p>
          </table:table-cell>
          <table:table-cell table:formula="of:=( MAX([.B62];[.B77];[.B92]) -  MIN([.B62];[.B77];[.B92])   )/2" office:value-type="float" office:value="4.062355825" calcext:value-type="float">
            <text:p>4.062355825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629.27199448" calcext:value-type="float">
            <text:p>2629.27199448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658.75698984" calcext:value-type="float">
            <text:p>658.75698984</text:p>
          </table:table-cell>
          <table:table-cell table:formula="of:=( MAX([.B19]:OFFSET([.B19];0;[.A19]-1)) - MIN([.B19]:OFFSET([.B19];0;[.A19]-1)) )/2" office:value-type="float" office:value="0.000375369999972008" calcext:value-type="float">
            <text:p>0.000375369999972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330.40765683" calcext:value-type="float">
            <text:p>330.40765683</text:p>
          </table:table-cell>
          <table:table-cell table:formula="of:=( MAX([.B20]:OFFSET([.B20];0;[.A20]-1)) - MIN([.B20]:OFFSET([.B20];0;[.A20]-1)) )/2" office:value-type="float" office:value="0.311550484999998" calcext:value-type="float">
            <text:p>0.311550484999998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22.32533153" calcext:value-type="float">
            <text:p>222.32533153</text:p>
          </table:table-cell>
          <table:table-cell table:formula="of:=( MAX([.B21]:OFFSET([.B21];0;[.A21]-1)) - MIN([.B21]:OFFSET([.B21];0;[.A21]-1)) )/2" office:value-type="float" office:value="0.777296190000001" calcext:value-type="float">
            <text:p>0.7772961900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168.40243712" calcext:value-type="float">
            <text:p>168.40243712</text:p>
          </table:table-cell>
          <table:table-cell table:formula="of:=( MAX([.B22]:OFFSET([.B22];0;[.A22]-1)) - MIN([.B22]:OFFSET([.B22];0;[.A22]-1)) )/2" office:value-type="float" office:value="0.0827103600000072" calcext:value-type="float">
            <text:p>0.082710360000007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141.32858658" calcext:value-type="float">
            <text:p>141.32858658</text:p>
          </table:table-cell>
          <table:table-cell table:formula="of:=( MAX([.B23]:OFFSET([.B23];0;[.A23]-1)) - MIN([.B23]:OFFSET([.B23];0;[.A23]-1)) )/2" office:value-type="float" office:value="0.000203005000003031" calcext:value-type="float">
            <text:p>0.00020300500000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114.73259009" calcext:value-type="float">
            <text:p>114.73259009</text:p>
          </table:table-cell>
          <table:table-cell table:formula="of:=( MAX([.B24]:OFFSET([.B24];0;[.A24]-1)) - MIN([.B24]:OFFSET([.B24];0;[.A24]-1)) )/2" office:value-type="float" office:value="0.342232539999998" calcext:value-type="float">
            <text:p>0.342232539999998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107.22153119" calcext:value-type="float">
            <text:p>107.22153119</text:p>
          </table:table-cell>
          <table:table-cell table:formula="of:=( MAX([.B25]:OFFSET([.B25];0;[.A25]-1)) - MIN([.B25]:OFFSET([.B25];0;[.A25]-1)) )/2" office:value-type="float" office:value="1.40765155" calcext:value-type="float">
            <text:p>1.407651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94.82434104" calcext:value-type="float">
            <text:p>94.82434104</text:p>
          </table:table-cell>
          <table:table-cell table:formula="of:=( MAX([.B26]:OFFSET([.B26];0;[.A26]-1)) - MIN([.B26]:OFFSET([.B26];0;[.A26]-1)) )/2" office:value-type="float" office:value="0.115959129999993" calcext:value-type="float">
            <text:p>0.11595912999999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85.32751574" calcext:value-type="float">
            <text:p>85.32751574</text:p>
          </table:table-cell>
          <table:table-cell table:formula="of:=( MAX([.B27]:OFFSET([.B27];0;[.A27]-1)) - MIN([.B27]:OFFSET([.B27];0;[.A27]-1)) )/2" office:value-type="float" office:value="1.935755185" calcext:value-type="float">
            <text:p>1.93575518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79.80051902" calcext:value-type="float">
            <text:p>79.80051902</text:p>
          </table:table-cell>
          <table:table-cell table:formula="of:=( MAX([.B28]:OFFSET([.B28];0;[.A28]-1)) - MIN([.B28]:OFFSET([.B28];0;[.A28]-1)) )/2" office:value-type="float" office:value="1.321133545" calcext:value-type="float">
            <text:p>1.32113354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72.66471346" calcext:value-type="float">
            <text:p>72.66471346</text:p>
          </table:table-cell>
          <table:table-cell table:formula="of:=( MAX([.B29]:OFFSET([.B29];0;[.A29]-1)) - MIN([.B29]:OFFSET([.B29];0;[.A29]-1)) )/2" office:value-type="float" office:value="0.804015444999997" calcext:value-type="float">
            <text:p>0.80401544499999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73.96382247" calcext:value-type="float">
            <text:p>73.96382247</text:p>
          </table:table-cell>
          <table:table-cell table:formula="of:=( MAX([.B30]:OFFSET([.B30];0;[.A30]-1)) - MIN([.B30]:OFFSET([.B30];0;[.A30]-1)) )/2" office:value-type="float" office:value="5.314012255" calcext:value-type="float">
            <text:p>5.31401225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629.429641" calcext:value-type="float">
            <text:p>2629.429641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662.54202578" calcext:value-type="float">
            <text:p>662.54202578</text:p>
          </table:table-cell>
          <table:table-cell table:formula="of:=( MAX([.B34]:OFFSET([.B34];0;[.A34]-1)) - MIN([.B34]:OFFSET([.B34];0;[.A34]-1)) )/2" office:value-type="float" office:value="1.03127377999999" calcext:value-type="float">
            <text:p>1.03127377999999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330.79566567" calcext:value-type="float">
            <text:p>330.79566567</text:p>
          </table:table-cell>
          <table:table-cell table:formula="of:=( MAX([.B35]:OFFSET([.B35];0;[.A35]-1)) - MIN([.B35]:OFFSET([.B35];0;[.A35]-1)) )/2" office:value-type="float" office:value="0.311301785000012" calcext:value-type="float">
            <text:p>0.311301785000012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24.65454961" calcext:value-type="float">
            <text:p>224.65454961</text:p>
          </table:table-cell>
          <table:table-cell table:formula="of:=( MAX([.B36]:OFFSET([.B36];0;[.A36]-1)) - MIN([.B36]:OFFSET([.B36];0;[.A36]-1)) )/2" office:value-type="float" office:value="2.135978925" calcext:value-type="float">
            <text:p>2.13597892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170.64987127" calcext:value-type="float">
            <text:p>170.64987127</text:p>
          </table:table-cell>
          <table:table-cell table:formula="of:=( MAX([.B37]:OFFSET([.B37];0;[.A37]-1)) - MIN([.B37]:OFFSET([.B37];0;[.A37]-1)) )/2" office:value-type="float" office:value="1.4543031" calcext:value-type="float">
            <text:p>1.4543031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141.17814453" calcext:value-type="float">
            <text:p>141.17814453</text:p>
          </table:table-cell>
          <table:table-cell table:formula="of:=( MAX([.B38]:OFFSET([.B38];0;[.A38]-1)) - MIN([.B38]:OFFSET([.B38];0;[.A38]-1)) )/2" office:value-type="float" office:value="2.95573586" calcext:value-type="float">
            <text:p>2.9557358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124.04148691" calcext:value-type="float">
            <text:p>124.04148691</text:p>
          </table:table-cell>
          <table:table-cell table:formula="of:=( MAX([.B39]:OFFSET([.B39];0;[.A39]-1)) - MIN([.B39]:OFFSET([.B39];0;[.A39]-1)) )/2" office:value-type="float" office:value="5.019154425" calcext:value-type="float">
            <text:p>5.01915442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111.67010418" calcext:value-type="float">
            <text:p>111.67010418</text:p>
          </table:table-cell>
          <table:table-cell table:formula="of:=( MAX([.B40]:OFFSET([.B40];0;[.A40]-1)) - MIN([.B40]:OFFSET([.B40];0;[.A40]-1)) )/2" office:value-type="float" office:value="6.274152555" calcext:value-type="float">
            <text:p>6.2741525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105.1030799" calcext:value-type="float">
            <text:p>105.1030799</text:p>
          </table:table-cell>
          <table:table-cell table:formula="of:=( MAX([.B41]:OFFSET([.B41];0;[.A41]-1)) - MIN([.B41]:OFFSET([.B41];0;[.A41]-1)) )/2" office:value-type="float" office:value="10.168424015" calcext:value-type="float">
            <text:p>10.16842401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85.20761891" calcext:value-type="float">
            <text:p>85.20761891</text:p>
          </table:table-cell>
          <table:table-cell table:formula="of:=( MAX([.B42]:OFFSET([.B42];0;[.A42]-1)) - MIN([.B42]:OFFSET([.B42];0;[.A42]-1)) )/2" office:value-type="float" office:value="1.87943943" calcext:value-type="float">
            <text:p>1.8794394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78.3474093" calcext:value-type="float">
            <text:p>78.3474093</text:p>
          </table:table-cell>
          <table:table-cell table:formula="of:=( MAX([.B43]:OFFSET([.B43];0;[.A43]-1)) - MIN([.B43]:OFFSET([.B43];0;[.A43]-1)) )/2" office:value-type="float" office:value="0.623561599999995" calcext:value-type="float">
            <text:p>0.62356159999999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72.17087871" calcext:value-type="float">
            <text:p>72.17087871</text:p>
          </table:table-cell>
          <table:table-cell table:formula="of:=( MAX([.B44]:OFFSET([.B44];0;[.A44]-1)) - MIN([.B44]:OFFSET([.B44];0;[.A44]-1)) )/2" office:value-type="float" office:value="0.549526565000001" calcext:value-type="float">
            <text:p>0.549526565000001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65.83911082" calcext:value-type="float">
            <text:p>65.83911082</text:p>
          </table:table-cell>
          <table:table-cell table:formula="of:=( MAX([.B45]:OFFSET([.B45];0;[.A45]-1)) - MIN([.B45]:OFFSET([.B45];0;[.A45]-1)) )/2" office:value-type="float" office:value="0.408006149999999" calcext:value-type="float">
            <text:p>0.408006149999999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1:46:19.727180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1:47:59.703898649</dc:date>
    <meta:editing-duration>PT20H15M30S</meta:editing-duration>
    <meta:editing-cycles>3</meta:editing-cycles>
    <meta:generator>LibreOffice/7.0.2.2$Linux_X86_64 LibreOffice_project/00$Build-2</meta:generator>
    <meta:document-statistic meta:table-count="1" meta:cell-count="1182" meta:object-count="0"/>
  </office:meta>
</office:document-meta>
</file>